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Courier New1" svg:font-family="'Courier New'" style:font-family-generic="moder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9.296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3.108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16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PageStyle_5f_calculate_20_T_2c__20_P_20_and_20_H_20_BME280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number-style style:name="N8003" number:language="ru" number:country="RU">
      <number:number number:decimal-places="0" number:min-integer-digits="1" number:grouping="true"/>
    </number:number-style>
    <number:number-style style:name="N8004" number:language="ru" number:country="RU">
      <number:number number:decimal-places="2" number:min-integer-digits="1" number:grouping="true"/>
    </number:number-style>
    <number:number-style style:name="N8061" number:language="ru" number:country="RU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Excel_20_Built-in_20_Normal" style:data-style-name="N8061">
      <style:table-cell-properties fo:background-color="#b9cd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Excel_20_Built-in_20_Normal" style:data-style-name="N8061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Excel_20_Built-in_20_Normal" style:data-style-name="N8061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Excel_20_Built-in_20_Normal" style:data-style-name="N806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Normal" style:data-style-name="N8061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 style:data-style-name="N8001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ackground-color="#ccff99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Excel_20_Built-in_20_Normal" style:data-style-name="N8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Excel_20_Built-in_20_Normal">
      <style:table-cell-properties fo:border-bottom="none" fo:background-color="#b9cde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Excel_20_Built-in_20_Normal" style:data-style-name="N8061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Excel_20_Built-in_20_Normal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Excel_20_Built-in_20_Normal">
      <style:table-cell-properties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Excel_20_Built-in_20_Normal" style:data-style-name="N8003">
      <style:table-cell-properties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Excel_20_Built-in_20_Normal" style:data-style-name="N8149">
      <style:table-cell-properties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Excel_20_Built-in_20_Normal">
      <style:table-cell-properties fo:background-color="#ccffff" style:diagonal-bl-tr="none" style:diagonal-tl-br="none" fo:border="0.002cm solid #000000" style:rotation-align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Excel_20_Built-in_20_Normal" style:data-style-name="N8147">
      <style:table-cell-properties fo:background-color="#ccff99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Excel_20_Built-in_20_Normal" style:data-style-name="N8147">
      <style:table-cell-properties fo:background-color="#ccff99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Excel_20_Built-in_20_Normal" style:data-style-name="N8147">
      <style:table-cell-properties fo:background-color="#ccff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Excel_20_Built-in_20_Normal" style:data-style-name="N800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Excel_20_Built-in_20_Normal" style:data-style-name="N8147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Excel_20_Built-in_20_Normal" style:data-style-name="N8147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Excel_20_Built-in_20_Normal" style:data-style-name="N8001">
      <style:table-cell-properties fo:background-color="transparent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Excel_20_Built-in_20_Normal" style:data-style-name="N8001"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Excel_20_Built-in_20_Normal" style:data-style-name="N8147">
      <style:table-cell-properties fo:background-color="#ffffcc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Excel_20_Built-in_20_Normal" style:data-style-name="N80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Excel_20_Built-in_20_Normal" style:data-style-name="N800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Excel_20_Built-in_20_Normal" style:data-style-name="N8004"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cc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>
      <style:table-cell-properties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urier New"/>
    </style:style>
    <style:style style:name="ce56" style:family="table-cell" style:parent-style-name="Default">
      <style:table-cell-properties fo:background-color="transparent"/>
      <style:text-properties style:font-name="Courier New"/>
    </style:style>
    <style:style style:name="ce57" style:family="table-cell" style:parent-style-name="Excel_20_Built-in_20_Normal">
      <style:table-cell-properties fo:background-color="#dddddd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Excel_20_Built-in_20_Normal">
      <style:table-cell-properties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6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61" style:family="table-cell" style:parent-style-name="Excel_20_Built-in_20_Normal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bfbfbf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64" style:family="table-cell" style:parent-style-name="Excel_20_Built-in_20_Normal" style:data-style-name="N8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Excel_20_Built-in_20_Normal" style:data-style-name="N8061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1" style:font-size-complex="7pt" style:font-style-complex="normal" style:font-weight-complex="normal"/>
    </style:style>
    <style:style style:name="ce69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ce70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1" style:font-size-complex="7pt" style:font-style-complex="normal" style:font-weight-complex="normal"/>
    </style:style>
    <style:style style:name="ce7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1" style:font-size-complex="7pt" style:font-style-complex="normal" style:font-weight-complex="normal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1" style:font-size-complex="7pt" style:font-style-complex="normal" style:font-weight-complex="normal"/>
    </style:style>
    <style:style style:name="ce73" style:family="table-cell" style:parent-style-name="Excel_20_Built-in_20_Normal">
      <style:table-cell-properties fo:background-color="#ccff99"/>
      <style:text-properties style:use-window-font-color="true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1" style:font-size-complex="7pt" style:font-style-complex="normal" style:font-weight-complex="normal"/>
    </style:style>
    <style:style style:name="ce74" style:family="table-cell" style:parent-style-name="Excel_20_Built-in_20_Normal" style:data-style-name="N8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Excel_20_Built-in_20_Normal" style:data-style-name="N8061">
      <style:text-properties style:font-name="Courier New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1" style:font-size-complex="7pt" style:font-style-complex="normal" style:font-weight-complex="normal"/>
    </style:style>
    <style:style style:name="ce77" style:family="table-cell" style:parent-style-name="Excel_20_Built-in_20_Normal" style:data-style-name="N8002"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color="#0000ff" style:text-outline="false" style:text-line-through-style="none" style:text-position="0% 100%" style:font-name="Courier New1" fo:font-size="7pt" fo:font-style="normal" fo:text-shadow="none" style:text-underline-style="none" fo:font-weight="normal" style:font-size-asian="7pt" style:font-style-asian="normal" style:font-weight-asian="normal" style:font-name-complex="Courier New1" style:font-size-complex="7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ourier New1" fo:font-size="7pt" fo:font-style="normal" fo:text-shadow="none" style:text-underline-style="none" fo:font-weight="normal" style:font-size-asian="7pt" style:font-style-asian="normal" style:font-weight-asian="normal" style:font-name-complex="Courier New1" style:font-size-complex="7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culate T, P and H BME280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default-cell-style-name="ce1"/>
        <table:table-column table:style-name="co5" table:default-cell-style-name="ce14"/>
        <table:table-column table:style-name="co6" table:default-cell-style-name="ce14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015" table:default-cell-style-name="ce1"/>
        <table:table-row table:style-name="ro1">
          <table:table-cell/>
          <table:table-cell table:style-name="ce1" table:number-columns-repeated="2"/>
          <table:table-cell table:style-name="ce31" table:number-columns-repeated="2"/>
          <table:table-cell table:style-name="ce1"/>
          <table:table-cell table:number-columns-repeated="1018"/>
        </table:table-row>
        <table:table-row table:style-name="ro2">
          <table:table-cell/>
          <table:table-cell table:style-name="ce5" office:value-type="string" table:number-columns-spanned="4" table:number-rows-spanned="1">
            <text:p>Calculation of pressure, temperature and humidity</text:p>
            <text:p>for BME280</text:p>
          </table:table-cell>
          <table:covered-table-cell table:number-columns-repeated="3" table:style-name="ce22"/>
          <table:table-cell table:style-name="ce1"/>
          <table:table-cell table:number-columns-repeated="1018"/>
        </table:table-row>
        <table:table-row table:style-name="ro1">
          <table:table-cell/>
          <table:table-cell table:style-name="ce6" table:number-columns-repeated="4"/>
          <table:table-cell table:style-name="ce1"/>
          <table:table-cell table:number-columns-repeated="1018"/>
        </table:table-row>
        <table:table-row table:style-name="ro1">
          <table:table-cell/>
          <table:table-cell table:style-name="ce7" office:value-type="string" table:number-columns-spanned="4" table:number-rows-spanned="1">
            <text:p>Sample trimming values</text:p>
          </table:table-cell>
          <table:covered-table-cell table:number-columns-repeated="3" table:style-name="ce7"/>
          <table:table-cell table:style-name="ce1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Register Address (LSB / MSB)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Value</text:p>
          </table:table-cell>
          <table:table-cell table:style-name="ce53" office:value-type="string">
            <text:p>Hex</text:p>
          </table:table-cell>
          <table:table-cell table:style-name="ce23" office:value-type="string">
            <text:p>Type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 office:value-type="string">
            <text:p>0x88 / 0x89</text:p>
          </table:table-cell>
          <table:table-cell table:style-name="ce24" office:value-type="string">
            <text:p>dig_T1</text:p>
          </table:table-cell>
          <table:table-cell table:style-name="ce32" office:value-type="float" office:value="28383">
            <text:p>28383</text:p>
          </table:table-cell>
          <table:table-cell table:style-name="ce54" table:formula="of:=DEC2HEX([.D6])" office:value-type="string" office:string-value="6EDF">
            <text:p>6EDF</text:p>
          </table:table-cell>
          <table:table-cell table:style-name="ce24" office:value-type="string">
            <text:p>U16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 office:value-type="string">
            <text:p>0x8A / 0x8B</text:p>
          </table:table-cell>
          <table:table-cell table:style-name="ce24" office:value-type="string">
            <text:p>dig_T2</text:p>
          </table:table-cell>
          <table:table-cell table:style-name="ce32" office:value-type="float" office:value="26777">
            <text:p>26777</text:p>
          </table:table-cell>
          <table:table-cell table:style-name="ce54" table:formula="of:=DEC2HEX([.D7])" office:value-type="string" office:string-value="6899">
            <text:p>6899</text:p>
          </table:table-cell>
          <table:table-cell table:style-name="ce24" office:value-type="string">
            <text:p>S1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0x8C / 0x8D</text:p>
          </table:table-cell>
          <table:table-cell table:style-name="ce24" office:value-type="string">
            <text:p>dig_T3</text:p>
          </table:table-cell>
          <table:table-cell table:style-name="ce32" office:value-type="float" office:value="50">
            <text:p>50</text:p>
          </table:table-cell>
          <table:table-cell table:style-name="ce54" table:formula="of:=DEC2HEX([.D8])" office:value-type="string" office:string-value="32">
            <text:p>32</text:p>
          </table:table-cell>
          <table:table-cell table:style-name="ce24" office:value-type="string">
            <text:p>S16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10"/>
          <table:table-cell table:style-name="ce13"/>
          <table:table-cell table:style-name="ce33"/>
          <table:table-cell table:style-name="ce55"/>
          <table:table-cell table:style-name="ce13"/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0x8E / 0x8F</text:p>
          </table:table-cell>
          <table:table-cell table:style-name="ce24" office:value-type="string">
            <text:p>dig_P1</text:p>
          </table:table-cell>
          <table:table-cell table:style-name="ce34" office:value-type="float" office:value="36602">
            <text:p>36 602</text:p>
          </table:table-cell>
          <table:table-cell table:style-name="ce54" table:formula="of:=DEC2HEX([.D10])" office:value-type="string" office:string-value="8EFA">
            <text:p>8EFA</text:p>
          </table:table-cell>
          <table:table-cell table:style-name="ce24" office:value-type="string">
            <text:p>U1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0x90 / 0x91</text:p>
          </table:table-cell>
          <table:table-cell table:style-name="ce24" office:value-type="string">
            <text:p>dig_P2</text:p>
          </table:table-cell>
          <table:table-cell table:style-name="ce35" office:value-type="float" office:value="-10496">
            <text:p>-10 496</text:p>
          </table:table-cell>
          <table:table-cell table:style-name="ce54" table:formula="of:=DEC2HEX([.D11])" office:value-type="string" office:string-value="FFFFFFD700">
            <text:p>FFFFFFD700</text:p>
          </table:table-cell>
          <table:table-cell table:style-name="ce24" office:value-type="string">
            <text:p>S1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0x92 / 0x93</text:p>
          </table:table-cell>
          <table:table-cell table:style-name="ce24" office:value-type="string">
            <text:p>dig_P3</text:p>
          </table:table-cell>
          <table:table-cell table:style-name="ce35" office:value-type="float" office:value="3024">
            <text:p>3 024</text:p>
          </table:table-cell>
          <table:table-cell table:style-name="ce54" table:formula="of:=DEC2HEX([.D12])" office:value-type="string" office:string-value="BD0">
            <text:p>BD0</text:p>
          </table:table-cell>
          <table:table-cell table:style-name="ce24" office:value-type="string">
            <text:p>S1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0x94 / 0x95</text:p>
          </table:table-cell>
          <table:table-cell table:style-name="ce24" office:value-type="string">
            <text:p>dig_P4</text:p>
          </table:table-cell>
          <table:table-cell table:style-name="ce35" office:value-type="float" office:value="6826">
            <text:p>6 826</text:p>
          </table:table-cell>
          <table:table-cell table:style-name="ce54" table:formula="of:=DEC2HEX([.D13])" office:value-type="string" office:string-value="1AAA">
            <text:p>1AAA</text:p>
          </table:table-cell>
          <table:table-cell table:style-name="ce24" office:value-type="string">
            <text:p>S1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0x96 / 0x97</text:p>
          </table:table-cell>
          <table:table-cell table:style-name="ce24" office:value-type="string">
            <text:p>dig_P5</text:p>
          </table:table-cell>
          <table:table-cell table:style-name="ce35" office:value-type="float" office:value="19">
            <text:p>19</text:p>
          </table:table-cell>
          <table:table-cell table:style-name="ce54" table:formula="of:=DEC2HEX([.D14])" office:value-type="string" office:string-value="13">
            <text:p>13</text:p>
          </table:table-cell>
          <table:table-cell table:style-name="ce24" office:value-type="string">
            <text:p>S1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0x98 / 0x99</text:p>
          </table:table-cell>
          <table:table-cell table:style-name="ce24" office:value-type="string">
            <text:p>dig_P6</text:p>
          </table:table-cell>
          <table:table-cell table:style-name="ce35" office:value-type="float" office:value="-7">
            <text:p>-7</text:p>
          </table:table-cell>
          <table:table-cell table:style-name="ce54" table:formula="of:=DEC2HEX([.D15])" office:value-type="string" office:string-value="FFFFFFFFF9">
            <text:p>FFFFFFFFF9</text:p>
          </table:table-cell>
          <table:table-cell table:style-name="ce24" office:value-type="string">
            <text:p>S1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0x9A / 0x9B</text:p>
          </table:table-cell>
          <table:table-cell table:style-name="ce24" office:value-type="string">
            <text:p>dig_P7</text:p>
          </table:table-cell>
          <table:table-cell table:style-name="ce35" office:value-type="float" office:value="9900">
            <text:p>9 900</text:p>
          </table:table-cell>
          <table:table-cell table:style-name="ce54" table:formula="of:=DEC2HEX([.D16])" office:value-type="string" office:string-value="26AC">
            <text:p>26AC</text:p>
          </table:table-cell>
          <table:table-cell table:style-name="ce24" office:value-type="string">
            <text:p>S1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0x9C / 0x9D</text:p>
          </table:table-cell>
          <table:table-cell table:style-name="ce24" office:value-type="string">
            <text:p>dig_P8</text:p>
          </table:table-cell>
          <table:table-cell table:style-name="ce35" office:value-type="float" office:value="-10230">
            <text:p>-10 230</text:p>
          </table:table-cell>
          <table:table-cell table:style-name="ce54" table:formula="of:=DEC2HEX([.D17])" office:value-type="string" office:string-value="FFFFFFD80A">
            <text:p>FFFFFFD80A</text:p>
          </table:table-cell>
          <table:table-cell table:style-name="ce24" office:value-type="string">
            <text:p>S1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0x9E / 0x9F</text:p>
          </table:table-cell>
          <table:table-cell table:style-name="ce24" office:value-type="string">
            <text:p>dig_P9</text:p>
          </table:table-cell>
          <table:table-cell table:style-name="ce35" office:value-type="float" office:value="4285">
            <text:p>4 285</text:p>
          </table:table-cell>
          <table:table-cell table:style-name="ce54" table:formula="of:=DEC2HEX([.D18])" office:value-type="string" office:string-value="10BD">
            <text:p>10BD</text:p>
          </table:table-cell>
          <table:table-cell table:style-name="ce24" office:value-type="string">
            <text:p>S16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10"/>
          <table:table-cell table:style-name="ce13"/>
          <table:table-cell table:style-name="ce33"/>
          <table:table-cell table:style-name="ce55"/>
          <table:table-cell table:style-name="ce13"/>
          <table:table-cell table:number-columns-repeated="1018"/>
        </table:table-row>
        <table:table-row table:style-name="ro4">
          <table:table-cell table:style-name="ce2"/>
          <table:table-cell table:style-name="ce10" office:value-type="string">
            <text:p>0xA1</text:p>
          </table:table-cell>
          <table:table-cell table:style-name="ce24" office:value-type="string">
            <text:p>dig_H1</text:p>
          </table:table-cell>
          <table:table-cell table:style-name="ce32" office:value-type="float" office:value="75">
            <text:p>75</text:p>
          </table:table-cell>
          <table:table-cell table:style-name="ce54" table:formula="of:=DEC2HEX([.D20])" office:value-type="string" office:string-value="4B">
            <text:p>4B</text:p>
          </table:table-cell>
          <table:table-cell table:style-name="ce24" office:value-type="string">
            <text:p>U8</text:p>
          </table:table-cell>
          <table:table-cell table:style-name="ce75"/>
          <table:table-cell table:number-columns-repeated="1017"/>
        </table:table-row>
        <table:table-row table:style-name="ro4">
          <table:table-cell table:style-name="ce2"/>
          <table:table-cell table:style-name="ce10" office:value-type="string">
            <text:p>0xE1 / 0xE2</text:p>
          </table:table-cell>
          <table:table-cell table:style-name="ce24" office:value-type="string">
            <text:p>dig_H2</text:p>
          </table:table-cell>
          <table:table-cell table:style-name="ce32" office:value-type="float" office:value="370">
            <text:p>370</text:p>
          </table:table-cell>
          <table:table-cell table:style-name="ce54" table:formula="of:=DEC2HEX([.D21])" office:value-type="string" office:string-value="172">
            <text:p>172</text:p>
          </table:table-cell>
          <table:table-cell table:style-name="ce24" office:value-type="string">
            <text:p>S16</text:p>
          </table:table-cell>
          <table:table-cell table:style-name="ce75"/>
          <table:table-cell table:number-columns-repeated="1017"/>
        </table:table-row>
        <table:table-row table:style-name="ro4">
          <table:table-cell table:style-name="ce2"/>
          <table:table-cell table:style-name="ce10" office:value-type="string">
            <text:p>0xE3</text:p>
          </table:table-cell>
          <table:table-cell table:style-name="ce24" office:value-type="string">
            <text:p>dig_H3</text:p>
          </table:table-cell>
          <table:table-cell table:style-name="ce32" office:value-type="float" office:value="0">
            <text:p>0</text:p>
          </table:table-cell>
          <table:table-cell table:style-name="ce54" table:formula="of:=DEC2HEX([.D22])" office:value-type="string" office:string-value="0">
            <text:p>0</text:p>
          </table:table-cell>
          <table:table-cell table:style-name="ce24" office:value-type="string">
            <text:p>U8</text:p>
          </table:table-cell>
          <table:table-cell table:style-name="ce75"/>
          <table:table-cell table:number-columns-repeated="1017"/>
        </table:table-row>
        <table:table-row table:style-name="ro4">
          <table:table-cell table:style-name="ce2"/>
          <table:table-cell table:style-name="ce10" office:value-type="string">
            <text:p>0xE5[3:0] / 0xE4</text:p>
          </table:table-cell>
          <table:table-cell table:style-name="ce24" office:value-type="string">
            <text:p>dig_H4</text:p>
          </table:table-cell>
          <table:table-cell table:style-name="ce32" office:value-type="float" office:value="300">
            <text:p>300</text:p>
          </table:table-cell>
          <table:table-cell table:style-name="ce54" table:formula="of:=DEC2HEX([.D23])" office:value-type="string" office:string-value="12C">
            <text:p>12C</text:p>
          </table:table-cell>
          <table:table-cell table:style-name="ce24" office:value-type="string">
            <text:p>S12</text:p>
          </table:table-cell>
          <table:table-cell table:style-name="ce75"/>
          <table:table-cell table:number-columns-repeated="1017"/>
        </table:table-row>
        <table:table-row table:style-name="ro4">
          <table:table-cell table:style-name="ce2"/>
          <table:table-cell table:style-name="ce10" office:value-type="string">
            <text:p>0xE5[7:4] / 0xE6</text:p>
          </table:table-cell>
          <table:table-cell table:style-name="ce24" office:value-type="string">
            <text:p>dig_H5</text:p>
          </table:table-cell>
          <table:table-cell table:style-name="ce32" office:value-type="float" office:value="50">
            <text:p>50</text:p>
          </table:table-cell>
          <table:table-cell table:style-name="ce54" table:formula="of:=DEC2HEX([.D24])" office:value-type="string" office:string-value="32">
            <text:p>32</text:p>
          </table:table-cell>
          <table:table-cell table:style-name="ce24" office:value-type="string">
            <text:p>S12</text:p>
          </table:table-cell>
          <table:table-cell table:style-name="ce75"/>
          <table:table-cell table:number-columns-repeated="1017"/>
        </table:table-row>
        <table:table-row table:style-name="ro3">
          <table:table-cell table:style-name="ce2"/>
          <table:table-cell table:style-name="ce10" office:value-type="string">
            <text:p>0xE7</text:p>
          </table:table-cell>
          <table:table-cell table:style-name="ce24" office:value-type="string">
            <text:p>dig_H6</text:p>
          </table:table-cell>
          <table:table-cell table:style-name="ce32" office:value-type="float" office:value="30">
            <text:p>30</text:p>
          </table:table-cell>
          <table:table-cell table:style-name="ce54" table:formula="of:=DEC2HEX([.D25])" office:value-type="string" office:string-value="1E">
            <text:p>1E</text:p>
          </table:table-cell>
          <table:table-cell table:style-name="ce24" office:value-type="string">
            <text:p>S8</text:p>
          </table:table-cell>
          <table:table-cell table:style-name="ce75"/>
          <table:table-cell table:number-columns-repeated="1017"/>
        </table:table-row>
        <table:table-row table:style-name="ro4">
          <table:table-cell table:style-name="ce2"/>
          <table:table-cell table:style-name="ce11"/>
          <table:table-cell table:style-name="ce25"/>
          <table:table-cell table:style-name="ce36"/>
          <table:table-cell table:style-name="ce56"/>
          <table:table-cell table:style-name="ce25"/>
          <table:table-cell table:style-name="ce75"/>
          <table:table-cell table:number-columns-repeated="1017"/>
        </table:table-row>
        <table:table-row table:style-name="ro1">
          <table:table-cell table:style-name="ce2"/>
          <table:table-cell table:style-name="ce12" office:value-type="string" table:number-columns-spanned="4" table:number-rows-spanned="1">
            <text:p>Sample measurement values</text:p>
          </table:table-cell>
          <table:covered-table-cell table:number-columns-repeated="2" table:style-name="ce26"/>
          <table:covered-table-cell table:style-name="ce56"/>
          <table:table-cell table:style-name="ce65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Register Address (LSB / MSB / XLSB)</text:p>
          </table:table-cell>
          <table:table-cell table:style-name="ce23" office:value-type="string">
            <text:p>Name</text:p>
          </table:table-cell>
          <table:table-cell table:style-name="ce37" office:value-type="string">
            <text:p>Value</text:p>
          </table:table-cell>
          <table:table-cell table:style-name="ce57" office:value-type="string">
            <text:p>Hex 32 bits</text:p>
          </table:table-cell>
          <table:table-cell table:style-name="ce66" office:value-type="string">
            <text:p>Typ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3" office:value-type="string">
            <text:p>0xF7 / 0xF8 / 0xF9[7:4]</text:p>
          </table:table-cell>
          <table:table-cell table:style-name="ce13" office:value-type="string">
            <text:p>UT [20 bit]</text:p>
          </table:table-cell>
          <table:table-cell table:style-name="ce38" office:value-type="float" office:value="593890">
            <text:p>593890</text:p>
          </table:table-cell>
          <table:table-cell table:style-name="ce58" table:formula="of:=CONCATENATE(&quot;0x&quot;;DEC2HEX([.D29];8))" office:value-type="string" office:string-value="0x00090FE2">
            <text:p>0x00090FE2</text:p>
          </table:table-cell>
          <table:table-cell table:style-name="ce67" office:value-type="string">
            <text:p>signed long (*)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3" office:value-type="string">
            <text:p>0xFA / 0xFB / 0xFC[7:4]</text:p>
          </table:table-cell>
          <table:table-cell table:style-name="ce13" office:value-type="string">
            <text:p>UP [20 bit]</text:p>
          </table:table-cell>
          <table:table-cell table:style-name="ce38" office:value-type="float" office:value="382916">
            <text:p>382916</text:p>
          </table:table-cell>
          <table:table-cell table:style-name="ce58" table:formula="of:=CONCATENATE(&quot;0x&quot;;DEC2HEX([.D30];8))" office:value-type="string" office:string-value="0x0005D7C4">
            <text:p>0x0005D7C4</text:p>
          </table:table-cell>
          <table:table-cell table:style-name="ce67" office:value-type="string">
            <text:p>signed long (*)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3" office:value-type="string">
            <text:p>0xFD / 0xFE</text:p>
          </table:table-cell>
          <table:table-cell table:style-name="ce13" office:value-type="string">
            <text:p>UH [16 bit]</text:p>
          </table:table-cell>
          <table:table-cell table:style-name="ce38" office:value-type="float" office:value="20512">
            <text:p>20512</text:p>
          </table:table-cell>
          <table:table-cell table:style-name="ce58" table:formula="of:=CONCATENATE(&quot;0x&quot;;DEC2HEX([.D31];8))" office:value-type="string" office:string-value="0x00005020">
            <text:p>0x00005020</text:p>
          </table:table-cell>
          <table:table-cell table:style-name="ce67" office:value-type="string">
            <text:p>signed long (*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table:style-name="ce39" table:number-columns-repeated="2"/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18"/>
        </table:table-row>
        <table:table-row table:style-name="ro5">
          <table:table-cell/>
          <table:table-cell table:style-name="ce15" office:value-type="string">
            <text:p>manufacturer's official T-calculations</text:p>
          </table:table-cell>
          <table:table-cell table:style-name="ce18" table:number-columns-repeated="4"/>
          <table:table-cell table:number-columns-repeated="1018"/>
        </table:table-row>
        <table:table-row table:style-name="ro1">
          <table:table-cell/>
          <table:table-cell table:style-name="ce16"/>
          <table:table-cell table:style-name="ce27" office:value-type="string">
            <text:p>var1 = </text:p>
          </table:table-cell>
          <table:table-cell table:style-name="ce40" table:formula="of:=((UT_20)/16384 - (dig_T1)/1024) * (dig_T2)" office:value-type="float" office:value="228418.400512695">
            <text:p>228 418,401</text:p>
          </table:table-cell>
          <table:table-cell table:style-name="ce18"/>
          <table:table-cell table:style-name="ce68" office:value-type="string">
            <text:p>var1 <text:s/>= (((<text:span text:style-name="T1">double</text:span><text:span text:style-name="T2">)adc_T)/16384.0 - ((</text:span><text:span text:style-name="T1">double</text:span><text:span text:style-name="T2">)dig_T1)/1024.0) * ((</text:span><text:span text:style-name="T1">double</text:span><text:span text:style-name="T2">)dig_T2);</text:span></text:p>
          </table:table-cell>
          <table:table-cell table:number-columns-repeated="1018"/>
        </table:table-row>
        <table:table-row table:style-name="ro1">
          <table:table-cell/>
          <table:table-cell table:style-name="ce17"/>
          <table:table-cell table:style-name="ce27" office:value-type="string">
            <text:p>var2 = </text:p>
          </table:table-cell>
          <table:table-cell table:style-name="ce40" table:formula="of:=(((UT_20)/131072-(dig_T1)/8192)*((UT_20)/131072-(dig_T1)/8192))*(dig_T3)" office:value-type="float" office:value="56.8497246247716">
            <text:p>56,850</text:p>
          </table:table-cell>
          <table:table-cell table:style-name="ce18"/>
          <table:table-cell table:style-name="ce68" office:value-type="string">
            <text:p>var2 <text:s/>= ((((<text:span text:style-name="T1">double</text:span><text:span text:style-name="T2">)adc_T)/131072.0 - ((</text:span><text:span text:style-name="T1">double</text:span><text:span text:style-name="T2">)dig_T1)/8192.0) * (((double)adc_T)/131072.0 - ((double) dig_T1)/8192.0)) * ((double)dig_T3);</text:span></text:p>
          </table:table-cell>
          <table:table-cell table:number-columns-repeated="1018"/>
        </table:table-row>
        <table:table-row table:style-name="ro1">
          <table:table-cell/>
          <table:table-cell table:style-name="ce17"/>
          <table:table-cell table:style-name="ce27" office:value-type="string">
            <text:p>tfine = </text:p>
          </table:table-cell>
          <table:table-cell table:style-name="ce40" table:formula="of:=[.D35]+[.D36]" office:value-type="float" office:value="228475.25023732">
            <text:p>228 475,250</text:p>
          </table:table-cell>
          <table:table-cell table:style-name="ce18"/>
          <table:table-cell table:style-name="ce68" office:value-type="string">
            <text:p>t_fine = (BMP280_S32_t)(var1 + var2);</text:p>
          </table:table-cell>
          <table:table-cell table:style-name="ce76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7" office:value-type="string">
            <text:p>T = </text:p>
          </table:table-cell>
          <table:table-cell table:style-name="ce41" table:formula="of:=([.D35]+[.D36])/5120" office:value-type="float" office:value="44.6240723119766">
            <text:p>44,624</text:p>
          </table:table-cell>
          <table:table-cell table:style-name="ce59" office:value-type="string">
            <text:p>Temperature [°C]</text:p>
          </table:table-cell>
          <table:table-cell table:style-name="ce68" office:value-type="string">
            <text:p>T <text:s/>= (var1 + var2) / 5120.0;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7" office:value-type="string">
            <text:p>integer result (**):</text:p>
          </table:table-cell>
          <table:table-cell table:style-name="ce42" table:formula="of:=100*[.D38]" office:value-type="float" office:value="4462.40723119766">
            <text:p>4 462,407</text:p>
          </table:table-cell>
          <table:table-cell table:style-name="ce59" office:value-type="string">
            <text:p>Temperature [1/100 °C]</text:p>
          </table:table-cell>
          <table:table-cell table:style-name="ce18"/>
          <table:table-cell table:number-columns-repeated="1018"/>
        </table:table-row>
        <table:table-row table:style-name="ro1">
          <table:table-cell/>
          <table:table-cell table:style-name="ce1"/>
          <table:table-cell table:style-name="ce28"/>
          <table:table-cell table:style-name="ce43"/>
          <table:table-cell table:style-name="ce60"/>
          <table:table-cell table:style-name="ce1"/>
          <table:table-cell table:number-columns-repeated="1018"/>
        </table:table-row>
        <table:table-row table:style-name="ro5">
          <table:table-cell/>
          <table:table-cell table:style-name="ce19" office:value-type="string">
            <text:p>T-calculations for the fpga algorithm</text:p>
          </table:table-cell>
          <table:table-cell table:style-name="ce29"/>
          <table:table-cell table:style-name="ce44"/>
          <table:table-cell table:style-name="ce61" office:value-type="string">
            <text:p>Hex 40 bits</text:p>
          </table:table-cell>
          <table:table-cell table:style-name="ce20"/>
          <table:table-cell table:number-columns-repeated="1018"/>
        </table:table-row>
        <table:table-row table:style-name="ro5">
          <table:table-cell/>
          <table:table-cell table:style-name="ce19"/>
          <table:table-cell table:style-name="ce29" office:value-type="string">
            <text:p>t_var0=</text:p>
          </table:table-cell>
          <table:table-cell table:style-name="ce45" table:formula="of:=((UT_20) - (dig_T1)*16)" office:value-type="float" office:value="139762">
            <text:p>139 762,000</text:p>
          </table:table-cell>
          <table:table-cell table:style-name="ce61" table:formula="of:=CONCATENATE(&quot;0x&quot;;DEC2HEX([.D42];10))" office:value-type="string" office:string-value="0x00000221F2">
            <text:p>0x00000221F2</text:p>
          </table:table-cell>
          <table:table-cell table:style-name="ce20" office:value-type="string">
            <text:p>t_var0=UT_20 — dig_T1*16</text:p>
          </table:table-cell>
          <table:table-cell table:number-columns-repeated="1018"/>
        </table:table-row>
        <table:table-row table:style-name="ro5">
          <table:table-cell/>
          <table:table-cell table:style-name="ce19"/>
          <table:table-cell table:style-name="ce29" office:value-type="string">
            <text:p>t_var1=</text:p>
          </table:table-cell>
          <table:table-cell table:style-name="ce45" table:formula="of:=t_var0 * dig_T2 / 4096" office:value-type="float" office:value="913673.602050781">
            <text:p>913 673,602</text:p>
          </table:table-cell>
          <table:table-cell table:style-name="ce61" table:formula="of:=CONCATENATE(&quot;0x&quot;;DEC2HEX([.D43];10))" office:value-type="string" office:string-value="0x00000DF109">
            <text:p>0x00000DF109</text:p>
          </table:table-cell>
          <table:table-cell table:style-name="ce20" office:value-type="string">
            <text:p>t_var1 =t_var0 * dig_T2 / 4096</text:p>
          </table:table-cell>
          <table:table-cell table:number-columns-repeated="1018"/>
        </table:table-row>
        <table:table-row table:style-name="ro5">
          <table:table-cell/>
          <table:table-cell table:style-name="ce19"/>
          <table:table-cell table:style-name="ce29" office:value-type="string">
            <text:p>t_var2=</text:p>
          </table:table-cell>
          <table:table-cell table:style-name="ce45" table:formula="of:=((UT_20)/16-(dig_T1))/16" office:value-type="float" office:value="545.9453125">
            <text:p>545,945</text:p>
          </table:table-cell>
          <table:table-cell table:style-name="ce61" table:formula="of:=CONCATENATE(&quot;0x&quot;;DEC2HEX([.D44];10))" office:value-type="string" office:string-value="0x0000000221">
            <text:p>0x0000000221</text:p>
          </table:table-cell>
          <table:table-cell table:style-name="ce20" office:value-type="string">
            <text:p>t_var2=(UT_20/16-dig_T1)/16</text:p>
          </table:table-cell>
          <table:table-cell table:number-columns-repeated="1018"/>
        </table:table-row>
        <table:table-row table:style-name="ro5">
          <table:table-cell/>
          <table:table-cell table:style-name="ce19"/>
          <table:table-cell table:style-name="ce29" office:value-type="string">
            <text:p>t_var3=</text:p>
          </table:table-cell>
          <table:table-cell table:style-name="ce45" table:formula="of:=t_var2 * t_var2 / 256" office:value-type="float" office:value="1164.28236031532">
            <text:p>1 164,282</text:p>
          </table:table-cell>
          <table:table-cell table:style-name="ce61" table:formula="of:=CONCATENATE(&quot;0x&quot;;DEC2HEX([.D45];10))" office:value-type="string" office:string-value="0x000000048C">
            <text:p>0x000000048C</text:p>
          </table:table-cell>
          <table:table-cell table:style-name="ce20" office:value-type="string">
            <text:p>t_var3=t_var2 * t_var2 / 256</text:p>
          </table:table-cell>
          <table:table-cell table:number-columns-repeated="1018"/>
        </table:table-row>
        <table:table-row table:style-name="ro6">
          <table:table-cell/>
          <table:table-cell table:style-name="ce20" office:value-type="float" office:value="251.189">
            <text:p>251,189</text:p>
          </table:table-cell>
          <table:table-cell table:style-name="ce29" office:value-type="string">
            <text:p>t_var4=</text:p>
          </table:table-cell>
          <table:table-cell table:style-name="ce45" table:formula="of:=t_var3 * dig_T3 / 256" office:value-type="float" office:value="227.398898499086">
            <text:p>227,399</text:p>
          </table:table-cell>
          <table:table-cell table:style-name="ce61" table:formula="of:=CONCATENATE(&quot;0x&quot;;DEC2HEX([.D46];10))" office:value-type="string" office:string-value="0x00000000E3">
            <text:p>0x00000000E3</text:p>
          </table:table-cell>
          <table:table-cell table:style-name="ce20" office:value-type="string">
            <text:p>t_var4=t_var3 * dig_T3 / 256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style-name="ce29" office:value-type="string">
            <text:p>t_fine=</text:p>
          </table:table-cell>
          <table:table-cell table:style-name="ce46" table:formula="of:=(t_var1 + t_var4) / 4" office:value-type="float" office:value="228475.25023732">
            <text:p>228 475,250</text:p>
          </table:table-cell>
          <table:table-cell table:style-name="ce61" table:formula="of:=CONCATENATE(&quot;0x&quot;;DEC2HEX([.D47];10))" office:value-type="string" office:string-value="0x0000037C7B">
            <text:p>0x0000037C7B</text:p>
          </table:table-cell>
          <table:table-cell table:style-name="ce20" office:value-type="string">
            <text:p>t_fine=(t_var1 + t_var4 ) / 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style-name="ce29" office:value-type="string">
            <text:p>bme280.T=</text:p>
          </table:table-cell>
          <table:table-cell table:style-name="ce46" table:formula="of:=(t_fine*5 + 128) / 256" office:value-type="float" office:value="4462.90723119766">
            <text:p>4 462,907</text:p>
          </table:table-cell>
          <table:table-cell table:style-name="ce61" table:formula="of:=CONCATENATE(&quot;0x&quot;;DEC2HEX([.D48];10))" office:value-type="string" office:string-value="0x000000116E">
            <text:p>0x000000116E</text:p>
          </table:table-cell>
          <table:table-cell table:style-name="ce20" office:value-type="string">
            <text:p>o_bme280.t=(t_fine*5 + 128) / 256</text:p>
          </table:table-cell>
          <table:table-cell table:number-columns-repeated="1018"/>
        </table:table-row>
        <table:table-row table:style-name="ro1">
          <table:table-cell/>
          <table:table-cell table:style-name="ce1"/>
          <table:table-cell table:style-name="ce28"/>
          <table:table-cell table:style-name="ce43"/>
          <table:table-cell table:style-name="ce60"/>
          <table:table-cell table:style-name="ce1"/>
          <table:table-cell table:number-columns-repeated="1018"/>
        </table:table-row>
        <table:table-row table:style-name="ro5">
          <table:table-cell/>
          <table:table-cell table:style-name="ce15" office:value-type="string">
            <text:p>manufacturer's official P-calculations</text:p>
          </table:table-cell>
          <table:table-cell table:style-name="ce18" table:number-columns-repeated="4"/>
          <table:table-cell table:number-columns-repeated="1018"/>
        </table:table-row>
        <table:table-row table:style-name="ro7">
          <table:table-cell/>
          <table:table-cell table:style-name="ce18"/>
          <table:table-cell table:style-name="ce27" office:value-type="string">
            <text:p>var1 = </text:p>
          </table:table-cell>
          <table:table-cell table:style-name="ce40" table:formula="of:=(t_fine/2) - 64000" office:value-type="float" office:value="50237.62511866">
            <text:p>50 237,625</text:p>
          </table:table-cell>
          <table:table-cell table:style-name="ce27"/>
          <table:table-cell table:style-name="ce69" office:value-type="string">
            <text:p>var1 = ((<text:span text:style-name="T1">double</text:span><text:span text:style-name="T2">)t_fine/2.0) - 64000.0;</text:span></text:p>
          </table:table-cell>
          <table:table-cell table:number-columns-repeated="1018"/>
        </table:table-row>
        <table:table-row table:style-name="ro3">
          <table:table-cell/>
          <table:table-cell table:style-name="ce18"/>
          <table:table-cell table:style-name="ce27" office:value-type="string">
            <text:p>var2 = </text:p>
          </table:table-cell>
          <table:table-cell table:style-name="ce40" table:formula="of:=[.D51] * [.D51] * (dig_P6) / 32768" office:value-type="float" office:value="-539145.89974796">
            <text:p>-539 145,900</text:p>
          </table:table-cell>
          <table:table-cell table:style-name="ce27"/>
          <table:table-cell table:style-name="ce69" office:value-type="string">
            <text:p>var2 = var1 * var1 * ((<text:span text:style-name="T1">double</text:span><text:span text:style-name="T2">)dig_P6) / 32768.0;</text:span>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27" office:value-type="string">
            <text:p>var2 = </text:p>
          </table:table-cell>
          <table:table-cell table:style-name="ce40" table:formula="of:=[.D52]+[.D51] * (dig_P5) * 2" office:value-type="float" office:value="1369883.85476112">
            <text:p>1 369 883,855</text:p>
          </table:table-cell>
          <table:table-cell table:style-name="ce27"/>
          <table:table-cell table:style-name="ce69" office:value-type="string">
            <text:p>var2 = var2 + var1 * ((<text:span text:style-name="T1">double</text:span><text:span text:style-name="T2">)dig_P5) * 2.0;</text:span>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27" office:value-type="string">
            <text:p>var2 = </text:p>
          </table:table-cell>
          <table:table-cell table:style-name="ce40" table:formula="of:=([.D53]/4)+((dig_P4) * 65536)" office:value-type="float" office:value="447691206.96369">
            <text:p>447 691 206,964</text:p>
          </table:table-cell>
          <table:table-cell table:style-name="ce62"/>
          <table:table-cell table:style-name="ce69" office:value-type="string">
            <text:p>var2 = (var2/4.0)+(((<text:span text:style-name="T1">double</text:span><text:span text:style-name="T2">)dig_P4) * 65536.0);</text:span>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27" office:value-type="string">
            <text:p>var1 = </text:p>
          </table:table-cell>
          <table:table-cell table:style-name="ce40" table:formula="of:=((dig_P3) * [.D51] * [.D51] / 524288 + (dig_P2) * [.D51]) / 524288" office:value-type="float" office:value="-977.96854772999">
            <text:p>-977,969</text:p>
          </table:table-cell>
          <table:table-cell table:style-name="ce62"/>
          <table:table-cell table:style-name="ce69" office:value-type="string">
            <text:p>var1 = (((<text:span text:style-name="T1">double</text:span><text:span text:style-name="T2">)dig_P3) * var1 * var1 / 524288.0 + ((</text:span><text:span text:style-name="T1">double</text:span><text:span text:style-name="T2">)dig_P2) * var1) / 524288.0;</text:span>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27" office:value-type="string">
            <text:p>var1 = </text:p>
          </table:table-cell>
          <table:table-cell table:style-name="ce40" table:formula="of:=(1 + [.D55] / 32768)*(dig_P1)" office:value-type="float" office:value="35509.6048344723">
            <text:p>35 509,605</text:p>
          </table:table-cell>
          <table:table-cell table:style-name="ce62"/>
          <table:table-cell table:style-name="ce69" office:value-type="string">
            <text:p>var1 = (1.0 + var1 / 32768.0)*((<text:span text:style-name="T1">double</text:span><text:span text:style-name="T2">)dig_P1);</text:span>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27" office:value-type="string">
            <text:p>p = </text:p>
          </table:table-cell>
          <table:table-cell table:style-name="ce40" table:formula="of:=1048576 - UP_20" office:value-type="float" office:value="665660">
            <text:p>665 660,000</text:p>
          </table:table-cell>
          <table:table-cell table:style-name="ce62"/>
          <table:table-cell table:style-name="ce69" office:value-type="string">
            <text:p>p = 1048576.0 - (<text:span text:style-name="T1">double</text:span><text:span text:style-name="T2">)adc_P;</text:span></text:p>
          </table:table-cell>
          <table:table-cell table:style-name="ce72"/>
          <table:table-cell table:number-columns-repeated="1017"/>
        </table:table-row>
        <table:table-row table:style-name="ro1">
          <table:table-cell/>
          <table:table-cell table:style-name="ce18"/>
          <table:table-cell table:style-name="ce27" office:value-type="string">
            <text:p>p = </text:p>
          </table:table-cell>
          <table:table-cell table:style-name="ce40" table:formula="of:=([.D57] - ([.D54] / 4096)) * 6250 / [.D56]" office:value-type="float" office:value="97924.2784308552">
            <text:p>97 924,278</text:p>
          </table:table-cell>
          <table:table-cell table:style-name="ce62"/>
          <table:table-cell table:style-name="ce69" office:value-type="string">
            <text:p>p = (p - (var2 / 4096.0)) * 6250.0 / var1;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27" office:value-type="string">
            <text:p>var1 = </text:p>
          </table:table-cell>
          <table:table-cell table:style-name="ce40" table:formula="of:=(dig_P9) * [.D58] * [.D58] / 2147483648" office:value-type="float" office:value="19133.821619713">
            <text:p>19 133,822</text:p>
          </table:table-cell>
          <table:table-cell table:style-name="ce62"/>
          <table:table-cell table:style-name="ce69" office:value-type="string">
            <text:p>var1 = ((<text:span text:style-name="T1">double</text:span><text:span text:style-name="T2">)dig_P9) * p * p / 2147483648.0;</text:span>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27" office:value-type="string">
            <text:p>var2 = </text:p>
          </table:table-cell>
          <table:table-cell table:style-name="ce40" table:formula="of:=[.D58] * (dig_P8) / 32768" office:value-type="float" office:value="-30571.4528914688">
            <text:p>-30 571,453</text:p>
          </table:table-cell>
          <table:table-cell table:style-name="ce62"/>
          <table:table-cell table:style-name="ce69" office:value-type="string">
            <text:p>var2 = p * ((<text:span text:style-name="T1">double</text:span><text:span text:style-name="T2">)dig_P8) / 32768.0;</text:span>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27" office:value-type="string">
            <text:p>p = </text:p>
          </table:table-cell>
          <table:table-cell table:style-name="ce41" table:formula="of:=[.D58] + ([.D59] + [.D60] + (dig_P7)) / 16" office:value-type="float" office:value="97828.1764763704">
            <text:p>97 828,176</text:p>
          </table:table-cell>
          <table:table-cell table:style-name="ce59" office:value-type="string">
            <text:p>Pressure [Pa]</text:p>
          </table:table-cell>
          <table:table-cell table:style-name="ce69" office:value-type="string">
            <text:p>p = p + (var1 + var2 + ((<text:span text:style-name="T1">double</text:span><text:span text:style-name="T2">)dig_P7)) / 16.0;</text:span>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7" office:value-type="string">
            <text:p>int32 result (**):</text:p>
          </table:table-cell>
          <table:table-cell table:style-name="ce41" table:formula="of:=[.D61]" office:value-type="float" office:value="97828.1764763704">
            <text:p>97 828,176</text:p>
          </table:table-cell>
          <table:table-cell table:style-name="ce59" office:value-type="string">
            <text:p>Pressure [Pa]</text:p>
          </table:table-cell>
          <table:table-cell table:style-name="ce18"/>
          <table:table-cell table:number-columns-repeated="1018"/>
        </table:table-row>
        <table:table-row table:style-name="ro1">
          <table:table-cell/>
          <table:table-cell table:style-name="ce18"/>
          <table:table-cell table:style-name="ce27" office:value-type="string">
            <text:p>int64 result (**):</text:p>
          </table:table-cell>
          <table:table-cell table:style-name="ce41" table:formula="of:=[.D61]*256" office:value-type="float" office:value="25044013.1779508">
            <text:p>25 044 013,178</text:p>
          </table:table-cell>
          <table:table-cell table:style-name="ce59" office:value-type="string">
            <text:p>Pressure [1/256 Pa]</text:p>
          </table:table-cell>
          <table:table-cell table:style-name="ce70" office:value-type="string">
            <text:p>oubl</text:p>
          </table:table-cell>
          <table:table-cell/>
          <table:table-cell table:style-name="ce7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0"/>
          <table:table-cell table:style-name="ce47"/>
          <table:table-cell table:style-name="ce63"/>
          <table:table-cell table:style-name="ce71"/>
          <table:table-cell table:style-name="ce3"/>
          <table:table-cell table:style-name="ce71"/>
          <table:table-cell table:style-name="ce3" table:number-columns-repeated="1016"/>
        </table:table-row>
        <table:table-row table:style-name="ro5">
          <table:table-cell/>
          <table:table-cell table:style-name="ce19" office:value-type="string">
            <text:p>P-calculations for the fpga algorithm</text:p>
          </table:table-cell>
          <table:table-cell table:style-name="ce29"/>
          <table:table-cell table:style-name="ce44"/>
          <table:table-cell table:style-name="ce61" office:value-type="string">
            <text:p>Hex 40 bits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table:style-name="ce20" office:value-type="string">
            <text:p>var1</text:p>
          </table:table-cell>
          <table:table-cell table:style-name="ce29" office:value-type="string">
            <text:p>p_var0=</text:p>
          </table:table-cell>
          <table:table-cell table:style-name="ce45" table:formula="of:==t_fine/2-64000" office:value-type="float" office:value="50237.62511866">
            <text:p>50 237,625</text:p>
          </table:table-cell>
          <table:table-cell table:style-name="ce61" table:formula="of:=CONCATENATE(&quot;0x&quot;;DEC2HEX([.D66];10))" office:value-type="string" office:string-value="0x000000C43D">
            <text:p>0x000000C43D</text:p>
          </table:table-cell>
          <table:table-cell table:style-name="ce20" office:value-type="string">
            <text:p>p_var0=t_fine / 2 — 64000</text:p>
          </table:table-cell>
          <table:table-cell table:number-columns-repeated="1018"/>
        </table:table-row>
        <table:table-row table:style-name="ro8">
          <table:table-cell/>
          <table:table-cell table:style-name="ce20"/>
          <table:table-cell table:style-name="ce29" office:value-type="string">
            <text:p>p_var1=</text:p>
          </table:table-cell>
          <table:table-cell table:style-name="ce45" table:formula="of:=p_var0*p_var0/256" office:value-type="float" office:value="9858667.88110556">
            <text:p>9 858 667,881</text:p>
          </table:table-cell>
          <table:table-cell table:style-name="ce61" table:formula="of:=CONCATENATE(&quot;0x&quot;;DEC2HEX([.D67];10))" office:value-type="string" office:string-value="0x0000966E6B">
            <text:p>0x0000966E6B</text:p>
          </table:table-cell>
          <table:table-cell table:style-name="ce20" office:value-type="string">
            <text:p>p_var1 =p_var0 <text:s/>* p_var0 / <text:span text:style-name="T3">256</text:span>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>
            <text:p>var2</text:p>
          </table:table-cell>
          <table:table-cell table:style-name="ce29" office:value-type="string">
            <text:p>p_var2=</text:p>
          </table:table-cell>
          <table:table-cell table:style-name="ce45" table:formula="of:=(p_var1 * dig_P6)/128" office:value-type="float" office:value="-539145.89974796">
            <text:p>-539 145,900</text:p>
          </table:table-cell>
          <table:table-cell table:style-name="ce61" table:formula="of:=CONCATENATE(&quot;0x&quot;;DEC2HEX([.D68];10))" office:value-type="string" office:string-value="0xFFFFF7C5F6">
            <text:p>0xFFFFF7C5F6</text:p>
          </table:table-cell>
          <table:table-cell table:style-name="ce20" office:value-type="string">
            <text:p>p_var2=(p_var1 * dig_P6) / 128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style-name="ce29" office:value-type="string">
            <text:p>p_var3=</text:p>
          </table:table-cell>
          <table:table-cell table:style-name="ce45" table:formula="of:=p_var0  * dig_P5  *  2" office:value-type="float" office:value="1909029.75450908">
            <text:p>1 909 029,755</text:p>
          </table:table-cell>
          <table:table-cell table:style-name="ce61" table:formula="of:=CONCATENATE(&quot;0x&quot;;DEC2HEX([.D69];10))" office:value-type="string" office:string-value="0x00001D2125">
            <text:p>0x00001D2125</text:p>
          </table:table-cell>
          <table:table-cell table:style-name="ce20" office:value-type="string">
            <text:p>p_var3=p_var0 <text:s/>* dig_P5 <text:s/>* <text:s/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>
            <text:p>var2</text:p>
          </table:table-cell>
          <table:table-cell table:style-name="ce29" office:value-type="string">
            <text:p>p_var4=</text:p>
          </table:table-cell>
          <table:table-cell table:style-name="ce45" table:formula="of:=p_var2 + p_var3" office:value-type="float" office:value="1369883.85476112">
            <text:p>1 369 883,855</text:p>
          </table:table-cell>
          <table:table-cell table:style-name="ce61" table:formula="of:=CONCATENATE(&quot;0x&quot;;DEC2HEX([.D70];10))" office:value-type="string" office:string-value="0x000014E71B">
            <text:p>0x000014E71B</text:p>
          </table:table-cell>
          <table:table-cell table:style-name="ce20" office:value-type="string">
            <text:p>p_var4=p_var2 + p_var3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>
            <text:p>var2</text:p>
          </table:table-cell>
          <table:table-cell table:style-name="ce29" office:value-type="string">
            <text:p>p_var5=</text:p>
          </table:table-cell>
          <table:table-cell table:style-name="ce45" table:formula="of:=p_var4 / 4 + dig_P4 * 65536" office:value-type="float" office:value="447691206.96369">
            <text:p>447 691 206,964</text:p>
          </table:table-cell>
          <table:table-cell table:style-name="ce61" table:formula="of:=CONCATENATE(&quot;0x&quot;;DEC2HEX([.D71];10))" office:value-type="string" office:string-value="0x001AAF39C6">
            <text:p>0x001AAF39C6</text:p>
          </table:table-cell>
          <table:table-cell table:style-name="ce20" office:value-type="string">
            <text:p>p_var5=p_var4 / 4 + dig_P4 * 65536</text:p>
          </table:table-cell>
          <table:table-cell table:number-columns-repeated="1018"/>
        </table:table-row>
        <table:table-row table:style-name="ro6">
          <table:table-cell/>
          <table:table-cell table:style-name="ce20"/>
          <table:table-cell table:style-name="ce29" office:value-type="string">
            <text:p>p_var6=</text:p>
          </table:table-cell>
          <table:table-cell table:style-name="ce45" table:formula="of:=(p_var1 * dig_P3) / 32768" office:value-type="float" office:value="909808.705824683">
            <text:p>909 808,706</text:p>
          </table:table-cell>
          <table:table-cell table:style-name="ce61" table:formula="of:=CONCATENATE(&quot;0x&quot;;DEC2HEX([.D72];10))" office:value-type="string" office:string-value="0x00000DE1F0">
            <text:p>0x00000DE1F0</text:p>
          </table:table-cell>
          <table:table-cell table:style-name="ce20" office:value-type="string">
            <text:p>p_var6=(p_var1 * dig_P3) / 32768</text:p>
          </table:table-cell>
          <table:table-cell table:number-columns-repeated="1018"/>
        </table:table-row>
        <table:table-row table:style-name="ro6">
          <table:table-cell/>
          <table:table-cell table:style-name="ce20"/>
          <table:table-cell table:style-name="ce29" office:value-type="string">
            <text:p>p_var7=</text:p>
          </table:table-cell>
          <table:table-cell table:style-name="ce45" table:formula="of:=p_var0  * dig_P2/16" office:value-type="float" office:value="-32955882.077841">
            <text:p>-32 955 882,078</text:p>
          </table:table-cell>
          <table:table-cell table:style-name="ce61" table:formula="of:=CONCATENATE(&quot;0x&quot;;DEC2HEX([.D73];10))" office:value-type="string" office:string-value="0xFFFE092215">
            <text:p>0xFFFE092215</text:p>
          </table:table-cell>
          <table:table-cell table:style-name="ce20" office:value-type="string">
            <text:p>p_var7=p_var0 <text:s/>* dig_P2 / 16</text:p>
          </table:table-cell>
          <table:table-cell table:number-columns-repeated="1018"/>
        </table:table-row>
        <table:table-row table:style-name="ro6">
          <table:table-cell/>
          <table:table-cell table:style-name="ce20" office:value-type="string">
            <text:p>Var1 1 121,853</text:p>
          </table:table-cell>
          <table:table-cell table:style-name="ce29" office:value-type="string">
            <text:p>p_var8=</text:p>
          </table:table-cell>
          <table:table-cell table:style-name="ce45" table:formula="of:=(p_var6  + p_var7) / 32768" office:value-type="float" office:value="-977.96854772999">
            <text:p>-977,969</text:p>
          </table:table-cell>
          <table:table-cell table:style-name="ce61" table:formula="of:=CONCATENATE(&quot;0x&quot;;DEC2HEX([.D74];10))" office:value-type="string" office:string-value="0xFFFFFFFC2E">
            <text:p>0xFFFFFFFC2E</text:p>
          </table:table-cell>
          <table:table-cell table:style-name="ce20" office:value-type="string">
            <text:p>p_var8=(p_var6 <text:s/>+ p_var7) / 32768</text:p>
          </table:table-cell>
          <table:table-cell table:number-columns-repeated="1018"/>
        </table:table-row>
        <table:table-row table:style-name="ro6">
          <table:table-cell/>
          <table:table-cell table:style-name="ce20"/>
          <table:table-cell table:style-name="ce29" office:value-type="string">
            <text:p>p_var9=</text:p>
          </table:table-cell>
          <table:table-cell table:style-name="ce45" table:formula="of:=(p_var8  + 32768)/4" office:value-type="float" office:value="7947.5078630675">
            <text:p>7 947,508</text:p>
          </table:table-cell>
          <table:table-cell table:style-name="ce61" table:formula="of:=CONCATENATE(&quot;0x&quot;;DEC2HEX([.D75];10))" office:value-type="string" office:string-value="0x0000001F0B">
            <text:p>0x0000001F0B</text:p>
          </table:table-cell>
          <table:table-cell table:style-name="ce20" office:value-type="string">
            <text:p>p_var9=(p_var8 <text:s/>+ 32768)/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>
            <text:p>var1/2</text:p>
          </table:table-cell>
          <table:table-cell table:style-name="ce29" office:value-type="string">
            <text:p>p_var10=</text:p>
          </table:table-cell>
          <table:table-cell table:style-name="ce45" table:formula="of:=(p_var9 * dig_P1) / 65536" office:value-type="float" office:value="4438.70060430903">
            <text:p>4 438,701</text:p>
          </table:table-cell>
          <table:table-cell table:style-name="ce61" table:formula="of:=CONCATENATE(&quot;0x&quot;;DEC2HEX([.D76];10))" office:value-type="string" office:string-value="0x0000001156">
            <text:p>0x0000001156</text:p>
          </table:table-cell>
          <table:table-cell table:style-name="ce20" office:value-type="string">
            <text:p>p_var10=(p_var9 * dig_P1) / 6553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>
            <text:p>p </text:p>
          </table:table-cell>
          <table:table-cell table:style-name="ce29" office:value-type="string">
            <text:p>p_var11=</text:p>
          </table:table-cell>
          <table:table-cell table:style-name="ce45" table:formula="of:=1048576-UP_20" office:value-type="float" office:value="665660">
            <text:p>665 660,000</text:p>
          </table:table-cell>
          <table:table-cell table:style-name="ce61" table:formula="of:=CONCATENATE(&quot;0x&quot;;DEC2HEX([.D77];10))" office:value-type="string" office:string-value="0x00000A283C">
            <text:p>0x00000A283C</text:p>
          </table:table-cell>
          <table:table-cell table:style-name="ce20" office:value-type="string">
            <text:p>p_var11=1048576-UP_20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style-name="ce29" office:value-type="string">
            <text:p>p_var12=</text:p>
          </table:table-cell>
          <table:table-cell table:style-name="ce45" table:formula="of:=p_var11 - (p_var5 / 4096)" office:value-type="float" office:value="556360.38892488">
            <text:p>556 360,389</text:p>
          </table:table-cell>
          <table:table-cell table:style-name="ce61" table:formula="of:=CONCATENATE(&quot;0x&quot;;DEC2HEX([.D78];10))" office:value-type="string" office:string-value="0x0000087D48">
            <text:p>0x0000087D48</text:p>
          </table:table-cell>
          <table:table-cell table:style-name="ce20" office:value-type="string">
            <text:p>p_var12=p_var11 - (p_var5 / 4096)</text:p>
          </table:table-cell>
          <table:table-cell table:number-columns-repeated="1018"/>
        </table:table-row>
        <table:table-row table:style-name="ro6">
          <table:table-cell/>
          <table:table-cell table:style-name="ce20"/>
          <table:table-cell table:style-name="ce29" office:value-type="string">
            <text:p>p_var13=</text:p>
          </table:table-cell>
          <table:table-cell table:style-name="ce45" table:formula="of:=p_var12 *  6250 / 8" office:value-type="float" office:value="434656553.847563">
            <text:p>434 656 553,848</text:p>
          </table:table-cell>
          <table:table-cell table:style-name="ce61" table:formula="of:=CONCATENATE(&quot;0x&quot;;DEC2HEX([.D79];10))" office:value-type="string" office:string-value="0x0019E85529">
            <text:p>0x0019E85529</text:p>
          </table:table-cell>
          <table:table-cell table:style-name="ce20" office:value-type="string">
            <text:p>p_var13=p_var12 * <text:s/>6250 / 8</text:p>
          </table:table-cell>
          <table:table-cell table:number-columns-repeated="1018"/>
        </table:table-row>
        <table:table-row table:style-name="ro6">
          <table:table-cell/>
          <table:table-cell table:style-name="ce20" office:value-type="string">
            <text:p>P 97 857,653</text:p>
          </table:table-cell>
          <table:table-cell table:style-name="ce29" office:value-type="string">
            <text:p>p_var14=</text:p>
          </table:table-cell>
          <table:table-cell table:style-name="ce45" table:formula="of:=p_var13 / p_var10" office:value-type="float" office:value="97924.2784308552">
            <text:p>97 924,278</text:p>
          </table:table-cell>
          <table:table-cell table:style-name="ce61" table:formula="of:=CONCATENATE(&quot;0x&quot;;DEC2HEX([.D80];10))" office:value-type="string" office:string-value="0x0000017E84">
            <text:p>0x0000017E84</text:p>
          </table:table-cell>
          <table:table-cell table:style-name="ce20" office:value-type="string">
            <text:p>p_var14=p_var13 / p_var10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style-name="ce29" office:value-type="string">
            <text:p>p_var15=</text:p>
          </table:table-cell>
          <table:table-cell table:style-name="ce45" table:formula="of:=p_var14 * p_var14 / 65536" office:value-type="float" office:value="146319.035434016">
            <text:p>146 319,035</text:p>
          </table:table-cell>
          <table:table-cell table:style-name="ce61" table:formula="of:=CONCATENATE(&quot;0x&quot;;DEC2HEX([.D81];10))" office:value-type="string" office:string-value="0x0000023B8F">
            <text:p>0x0000023B8F</text:p>
          </table:table-cell>
          <table:table-cell table:style-name="ce20" office:value-type="string">
            <text:p>p_var15=p_var14 * p_var14 / 6553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>
            <text:p>var1</text:p>
          </table:table-cell>
          <table:table-cell table:style-name="ce29" office:value-type="string">
            <text:p>p_var16=</text:p>
          </table:table-cell>
          <table:table-cell table:style-name="ce45" table:formula="of:=(p_var15 * dig_P9) / 32768" office:value-type="float" office:value="19133.821619713">
            <text:p>19 133,822</text:p>
          </table:table-cell>
          <table:table-cell table:style-name="ce61" table:formula="of:=CONCATENATE(&quot;0x&quot;;DEC2HEX([.D82];10))" office:value-type="string" office:string-value="0x0000004ABD">
            <text:p>0x0000004ABD</text:p>
          </table:table-cell>
          <table:table-cell table:style-name="ce20" office:value-type="string">
            <text:p>p_var16=(p_var15 * dig_P9) / 32768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>
            <text:p>var2</text:p>
          </table:table-cell>
          <table:table-cell table:style-name="ce29" office:value-type="string">
            <text:p>p_var17=</text:p>
          </table:table-cell>
          <table:table-cell table:style-name="ce45" table:formula="of:=(p_var14 * dig_P8) / 32768" office:value-type="float" office:value="-30571.4528914688">
            <text:p>-30 571,453</text:p>
          </table:table-cell>
          <table:table-cell table:style-name="ce61" table:formula="of:=CONCATENATE(&quot;0x&quot;;DEC2HEX([.D83];10))" office:value-type="string" office:string-value="0xFFFFFF8894">
            <text:p>0xFFFFFF8894</text:p>
          </table:table-cell>
          <table:table-cell table:style-name="ce20" office:value-type="string">
            <text:p>p_var17=(p_var14 * dig_P8) / 32768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style-name="ce29" office:value-type="string">
            <text:p>p_var18=</text:p>
          </table:table-cell>
          <table:table-cell table:style-name="ce45" table:formula="of:=p_var16 + p_var17" office:value-type="float" office:value="-11437.6312717557">
            <text:p>-11 437,631</text:p>
          </table:table-cell>
          <table:table-cell table:style-name="ce61" table:formula="of:=CONCATENATE(&quot;0x&quot;;DEC2HEX([.D84];10))" office:value-type="string" office:string-value="0xFFFFFFD352">
            <text:p>0xFFFFFFD352</text:p>
          </table:table-cell>
          <table:table-cell table:style-name="ce20" office:value-type="string">
            <text:p>p_var18=p_var16 + p_var17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style-name="ce29" office:value-type="string">
            <text:p>p_var19=</text:p>
          </table:table-cell>
          <table:table-cell table:style-name="ce45" table:formula="of:=(p_var18 + dig_P7) / 16" office:value-type="float" office:value="-96.1019544847327">
            <text:p>-96,102</text:p>
          </table:table-cell>
          <table:table-cell table:style-name="ce61" table:formula="of:=CONCATENATE(&quot;0x&quot;;DEC2HEX([.D85];10))" office:value-type="string" office:string-value="0xFFFFFFFF9F">
            <text:p>0xFFFFFFFF9F</text:p>
          </table:table-cell>
          <table:table-cell table:style-name="ce20" office:value-type="string">
            <text:p>p_var19=(p_var18 + dig_P7) / 16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style-name="ce29" office:value-type="string">
            <text:p>bme280.P=</text:p>
          </table:table-cell>
          <table:table-cell table:style-name="ce45" table:formula="of:=p_var14+p_var19" office:value-type="float" office:value="97828.1764763704">
            <text:p>97 828,176</text:p>
          </table:table-cell>
          <table:table-cell table:style-name="ce61" table:formula="of:=CONCATENATE(&quot;0x&quot;;DEC2HEX([.D86];10))" office:value-type="string" office:string-value="0x0000017E24">
            <text:p>0x0000017E24</text:p>
          </table:table-cell>
          <table:table-cell table:style-name="ce20" office:value-type="string">
            <text:p>o_bme280.p=p_var14+p_var19</text:p>
          </table:table-cell>
          <table:table-cell table:number-columns-repeated="1018"/>
        </table:table-row>
        <table:table-row table:style-name="ro1">
          <table:table-cell/>
          <table:table-cell table:style-name="ce1"/>
          <table:table-cell table:style-name="ce28"/>
          <table:table-cell table:style-name="ce48"/>
          <table:table-cell table:style-name="ce60"/>
          <table:table-cell table:style-name="ce72"/>
          <table:table-cell/>
          <table:table-cell table:style-name="ce72"/>
          <table:table-cell table:number-columns-repeated="1016"/>
        </table:table-row>
        <table:table-row table:style-name="ro5">
          <table:table-cell/>
          <table:table-cell table:style-name="ce15" office:value-type="string">
            <text:p>manufacturer's official H-calculations</text:p>
          </table:table-cell>
          <table:table-cell table:style-name="ce18" table:number-columns-repeated="4"/>
          <table:table-cell table:number-columns-repeated="1018"/>
        </table:table-row>
        <table:table-row table:style-name="ro1">
          <table:table-cell/>
          <table:table-cell table:style-name="ce16"/>
          <table:table-cell table:style-name="ce27" office:value-type="string">
            <text:p>h_var1 = </text:p>
          </table:table-cell>
          <table:table-cell table:style-name="ce40" table:formula="of:=((t_fine)-76800)" office:value-type="float" office:value="151675.25023732">
            <text:p>151 675,250</text:p>
          </table:table-cell>
          <table:table-cell table:style-name="ce18"/>
          <table:table-cell table:style-name="ce73" office:value-type="string">
            <text:p>h = (((<text:span text:style-name="T1">double</text:span><text:span text:style-name="T2">)t_fine)-76800.0);</text:span>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7" office:value-type="string">
            <text:p>h_var2 = </text:p>
          </table:table-cell>
          <table:table-cell table:style-name="ce40" table:formula="of:=(UH_16-((DIG_H4)*64+(DIG_H5) / 16384 * [.D89]))*((DIG_H2)/65536*(1 + (DIG_H6)/67108864*[.D89]*(1+(DIG_H3)/67108864*[.D89])))" office:value-type="float" office:value="5.11899182039232">
            <text:p>5,119</text:p>
          </table:table-cell>
          <table:table-cell table:style-name="ce18"/>
          <table:table-cell table:style-name="ce73" office:value-type="string">
            <text:p>h = (adc_H-(((double)dig_H4)*64.0+((double)dig_H5) / 16384.0 * h))*(((double)dig_H2)/65536.0*(1.0 + ((double)dig_H6)/67108864.0*h*(1.0+((double)dig_H3)/67108864.0*h)));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7" office:value-type="string">
            <text:p>Relative humidity = </text:p>
          </table:table-cell>
          <table:table-cell table:style-name="ce41" table:formula="of:=[.D90] * (1-(DIG_H1)*[.D90]/524288)" office:value-type="float" office:value="5.11524329707252">
            <text:p>5,115</text:p>
          </table:table-cell>
          <table:table-cell table:style-name="ce59" office:value-type="string">
            <text:p>Humidity [%rH]</text:p>
          </table:table-cell>
          <table:table-cell table:style-name="ce73" office:value-type="string">
            <text:p>h = h * (1.0-((double)dig_H1)*h/524288.0);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7" office:value-type="string">
            <text:p>integer result (**):</text:p>
          </table:table-cell>
          <table:table-cell table:style-name="ce41" table:formula="of:=1024*[.D91]" office:value-type="float" office:value="5238.00913620226">
            <text:p>5 238,009</text:p>
          </table:table-cell>
          <table:table-cell table:style-name="ce59" office:value-type="string">
            <text:p>Humidity [1/1024 %rH]</text:p>
          </table:table-cell>
          <table:table-cell table:style-name="ce18"/>
          <table:table-cell/>
          <table:table-cell table:style-name="ce72"/>
          <table:table-cell table:number-columns-repeated="1016"/>
        </table:table-row>
        <table:table-row table:style-name="ro1">
          <table:table-cell/>
          <table:table-cell table:style-name="ce18"/>
          <table:table-cell table:style-name="ce27"/>
          <table:table-cell table:style-name="ce41"/>
          <table:table-cell table:style-name="ce59"/>
          <table:table-cell table:style-name="ce18"/>
          <table:table-cell/>
          <table:table-cell table:style-name="ce72"/>
          <table:table-cell table:number-columns-repeated="1016"/>
        </table:table-row>
        <table:table-row table:style-name="ro1">
          <table:table-cell/>
          <table:table-cell table:style-name="ce1"/>
          <table:table-cell table:style-name="ce28"/>
          <table:table-cell table:style-name="ce48"/>
          <table:table-cell table:style-name="ce60"/>
          <table:table-cell table:style-name="ce1"/>
          <table:table-cell/>
          <table:table-cell table:style-name="ce72"/>
          <table:table-cell table:number-columns-repeated="1016"/>
        </table:table-row>
        <table:table-row table:style-name="ro5">
          <table:table-cell/>
          <table:table-cell table:style-name="ce19" office:value-type="string">
            <text:p>H-calculations for the fpga algorithm</text:p>
          </table:table-cell>
          <table:table-cell table:style-name="ce29"/>
          <table:table-cell table:style-name="ce44"/>
          <table:table-cell table:style-name="ce61" office:value-type="string">
            <text:p>Hex 40 bits</text:p>
          </table:table-cell>
          <table:table-cell table:style-name="ce20"/>
          <table:table-cell table:number-columns-repeated="1018"/>
        </table:table-row>
        <table:table-row table:style-name="ro4">
          <table:table-cell/>
          <table:table-cell table:style-name="ce20" office:value-type="string">
            <text:p>h_var1</text:p>
          </table:table-cell>
          <table:table-cell table:style-name="ce29" office:value-type="string">
            <text:p>h_var0=</text:p>
          </table:table-cell>
          <table:table-cell table:style-name="ce49" table:formula="of:=(t_fine - 76800)/128" office:value-type="float" office:value="1184.96289247906">
            <text:p>1 184,963</text:p>
          </table:table-cell>
          <table:table-cell table:style-name="ce61" table:formula="of:=CONCATENATE(&quot;0x&quot;;DEC2HEX([.D96];10))" office:value-type="string" office:string-value="0x00000004A0">
            <text:p>0x00000004A0</text:p>
          </table:table-cell>
          <table:table-cell table:style-name="ce1" office:value-type="string">
            <text:p>h_var0=(t_fine — 76800) / 128</text:p>
          </table:table-cell>
          <table:table-cell table:style-name="Default"/>
          <table:table-cell table:number-columns-repeated="1017"/>
        </table:table-row>
        <table:table-row table:style-name="ro6">
          <table:table-cell/>
          <table:table-cell table:style-name="ce20" office:value-type="float" office:value="0">
            <text:p>0</text:p>
          </table:table-cell>
          <table:table-cell table:style-name="ce29" office:value-type="string">
            <text:p>h_var1=</text:p>
          </table:table-cell>
          <table:table-cell table:style-name="ce49" table:formula="of:=h_var0 * DIG_H3 / 128" office:value-type="float" office:value="0">
            <text:p>0,000</text:p>
          </table:table-cell>
          <table:table-cell table:style-name="ce61" table:formula="of:=CONCATENATE(&quot;0x&quot;;DEC2HEX([.D97];10))" office:value-type="string" office:string-value="0x0000000000">
            <text:p>0x0000000000</text:p>
          </table:table-cell>
          <table:table-cell table:style-name="ce1" office:value-type="string">
            <text:p>h_var1=h_var0 * dig_H3 / 128</text:p>
          </table:table-cell>
          <table:table-cell table:number-columns-repeated="1018"/>
        </table:table-row>
        <table:table-row table:style-name="ro6">
          <table:table-cell/>
          <table:table-cell table:style-name="ce20" office:value-type="float" office:value="2036.959">
            <text:p>2036,959</text:p>
          </table:table-cell>
          <table:table-cell table:style-name="ce29" office:value-type="string">
            <text:p>h_var2=</text:p>
          </table:table-cell>
          <table:table-cell table:style-name="ce49" table:formula="of:=h_var0 * DIG_H5 / 32" office:value-type="float" office:value="1851.50451949854">
            <text:p>1 851,505</text:p>
          </table:table-cell>
          <table:table-cell table:style-name="ce61" table:formula="of:=CONCATENATE(&quot;0x&quot;;DEC2HEX([.D98];10))" office:value-type="string" office:string-value="0x000000073B">
            <text:p>0x000000073B</text:p>
          </table:table-cell>
          <table:table-cell table:style-name="ce1" office:value-type="string">
            <text:p>h_var2=h_var0 * dig_H5 / 32</text:p>
          </table:table-cell>
          <table:table-cell table:number-columns-repeated="1018"/>
        </table:table-row>
        <table:table-row table:style-name="ro6">
          <table:table-cell/>
          <table:table-cell table:style-name="ce20" office:value-type="float" office:value="305.544">
            <text:p>305,544</text:p>
          </table:table-cell>
          <table:table-cell table:style-name="ce29" office:value-type="string">
            <text:p>h_var3=</text:p>
          </table:table-cell>
          <table:table-cell table:style-name="ce49" table:formula="of:=h_var0 * DIG_H6 / 128" office:value-type="float" office:value="277.72567792478">
            <text:p>277,726</text:p>
          </table:table-cell>
          <table:table-cell table:style-name="ce61" table:formula="of:=CONCATENATE(&quot;0x&quot;;DEC2HEX([.D99];10))" office:value-type="string" office:string-value="0x0000000115">
            <text:p>0x0000000115</text:p>
          </table:table-cell>
          <table:table-cell table:style-name="ce1" office:value-type="string">
            <text:p>h_var3=h_var0 * dig_H6 / 128</text:p>
          </table:table-cell>
          <table:table-cell table:formula="of:=h_var0*DIG_H6/67108864" office:value-type="float" office:value="0.000529719692086755">
            <text:p>0,0005297197</text:p>
          </table:table-cell>
          <table:table-cell table:number-columns-repeated="1017"/>
        </table:table-row>
        <table:table-row table:style-name="ro6">
          <table:table-cell/>
          <table:table-cell table:style-name="ce20"/>
          <table:table-cell table:style-name="ce29" office:value-type="string">
            <text:p>h_var4=</text:p>
          </table:table-cell>
          <table:table-cell table:style-name="ce49" table:formula="of:=(h_var1 + 4096)/4096" office:value-type="float" office:value="1">
            <text:p>1,000</text:p>
          </table:table-cell>
          <table:table-cell table:style-name="ce61" table:formula="of:=CONCATENATE(&quot;0x&quot;;DEC2HEX([.D100];10))" office:value-type="string" office:string-value="0x0000000001">
            <text:p>0x0000000001</text:p>
          </table:table-cell>
          <table:table-cell table:style-name="ce1" office:value-type="string">
            <text:p>h_var4=(h_var1 + 4096) / 4096</text:p>
          </table:table-cell>
          <table:table-cell table:formula="of:=(1+h_var0*DIG_H3/67108864)" office:value-type="float" office:value="1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20"/>
          <table:table-cell table:style-name="ce29" office:value-type="string">
            <text:p>h_var5=</text:p>
          </table:table-cell>
          <table:table-cell table:style-name="ce49" table:formula="of:=(h_var3 * h_var4) / 2" office:value-type="float" office:value="138.86283896239">
            <text:p>138,863</text:p>
          </table:table-cell>
          <table:table-cell table:style-name="ce61" table:formula="of:=CONCATENATE(&quot;0x&quot;;DEC2HEX([.D101];10))" office:value-type="string" office:string-value="0x000000008A">
            <text:p>0x000000008A</text:p>
          </table:table-cell>
          <table:table-cell table:style-name="ce1" office:value-type="string">
            <text:p>h_var5=(h_var3 * h_var4) / 2</text:p>
          </table:table-cell>
          <table:table-cell table:formula="of:=h_var0*DIG_H6/67108864 * (1+h_var0*DIG_H3/67108864)" office:value-type="float" office:value="0.000529719692086755">
            <text:p>0,0005297197</text:p>
          </table:table-cell>
          <table:table-cell table:number-columns-repeated="1017"/>
        </table:table-row>
        <table:table-row table:style-name="ro6">
          <table:table-cell/>
          <table:table-cell table:style-name="ce20"/>
          <table:table-cell table:style-name="ce29" office:value-type="string">
            <text:p>h_var6=</text:p>
          </table:table-cell>
          <table:table-cell table:style-name="ce49" table:formula="of:=(h_var5 + 2048) / 2" office:value-type="float" office:value="1093.4314194812">
            <text:p>1 093,431</text:p>
          </table:table-cell>
          <table:table-cell table:style-name="ce61" table:formula="of:=CONCATENATE(&quot;0x&quot;;DEC2HEX([.D102];10))" office:value-type="string" office:string-value="0x0000000445">
            <text:p>0x0000000445</text:p>
          </table:table-cell>
          <table:table-cell table:style-name="ce1" office:value-type="string">
            <text:p>h_var6=(h_var5 + 2048) / 2</text:p>
          </table:table-cell>
          <table:table-cell table:formula="of:=(1 + h_var0*DIG_H6/67108864 * (1+h_var0*DIG_H3/67108864))" office:value-type="float" office:value="1.00052971969209">
            <text:p>1,0005297197</text:p>
          </table:table-cell>
          <table:table-cell table:number-columns-repeated="1017"/>
        </table:table-row>
        <table:table-row table:style-name="ro6">
          <table:table-cell/>
          <table:table-cell table:style-name="ce20"/>
          <table:table-cell table:style-name="ce29" office:value-type="string">
            <text:p>h_var7=</text:p>
          </table:table-cell>
          <table:table-cell table:style-name="ce49" table:formula="of:=(h_var6 * DIG_H2) / 1024" office:value-type="float" office:value="395.087524617229">
            <text:p>395,088</text:p>
          </table:table-cell>
          <table:table-cell table:style-name="ce61" table:formula="of:=CONCATENATE(&quot;0x&quot;;DEC2HEX([.D103];10))" office:value-type="string" office:string-value="0x000000018B">
            <text:p>0x000000018B</text:p>
          </table:table-cell>
          <table:table-cell table:style-name="ce1" office:value-type="string">
            <text:p>h_var7=(h_var6 * dig_H2) / 1024</text:p>
          </table:table-cell>
          <table:table-cell table:formula="of:=DIG_H2*(1 + h_var0*DIG_H6/67108864 * (1+h_var0*DIG_H3/67108864))" office:value-type="float" office:value="370.195996286072">
            <text:p>370,1959962861</text:p>
          </table:table-cell>
          <table:table-cell table:number-columns-repeated="1017"/>
        </table:table-row>
        <table:table-row table:style-name="ro6">
          <table:table-cell/>
          <table:table-cell table:style-name="ce20"/>
          <table:table-cell table:style-name="ce29" office:value-type="string">
            <text:p>h_var8=</text:p>
          </table:table-cell>
          <table:table-cell table:style-name="ce49" table:formula="of:=(h_var2 + DIG_H4 * 256) / 2" office:value-type="float" office:value="39325.7522597493">
            <text:p>39 325,752</text:p>
          </table:table-cell>
          <table:table-cell table:style-name="ce61" table:formula="of:=CONCATENATE(&quot;0x&quot;;DEC2HEX([.D104];10))" office:value-type="string" office:string-value="0x000000999D">
            <text:p>0x000000999D</text:p>
          </table:table-cell>
          <table:table-cell table:style-name="ce1" office:value-type="string">
            <text:p>h_var8=(h_var2 + dig_H4 * 256) / 2</text:p>
          </table:table-cell>
          <table:table-cell table:number-columns-repeated="1018"/>
        </table:table-row>
        <table:table-row table:style-name="ro6">
          <table:table-cell/>
          <table:table-cell table:style-name="ce20"/>
          <table:table-cell table:style-name="ce29" office:value-type="string">
            <text:p>h_var9=</text:p>
          </table:table-cell>
          <table:table-cell table:style-name="ce49" table:formula="of:=(UH_16  - h_var8 /2 ) / 1" office:value-type="float" office:value="849.123870125364">
            <text:p>849,124</text:p>
          </table:table-cell>
          <table:table-cell table:style-name="ce61" table:formula="of:=CONCATENATE(&quot;0x&quot;;DEC2HEX([.D105];10))" office:value-type="string" office:string-value="0x0000000351">
            <text:p>0x0000000351</text:p>
          </table:table-cell>
          <table:table-cell table:style-name="ce1" office:value-type="string">
            <text:p>h_var9=(UH_16 — h_var8 / 2) / 1</text:p>
          </table:table-cell>
          <table:table-cell table:formula="of:=(UH_16-(DIG_H4*64+DIG_H5 * h_var0 / 16384))" office:value-type="float" office:value="1308.38378023536">
            <text:p>1308,3837802354</text:p>
          </table:table-cell>
          <table:table-cell table:number-columns-repeated="1017"/>
        </table:table-row>
        <table:table-row table:style-name="ro6">
          <table:table-cell/>
          <table:table-cell table:style-name="ce16" office:value-type="string">
            <text:p>h_var2</text:p>
          </table:table-cell>
          <table:table-cell table:style-name="ce29" office:value-type="string">
            <text:p>h_var10=</text:p>
          </table:table-cell>
          <table:table-cell table:style-name="ce49" table:formula="of:=(h_var9 * h_var7) / 1024" office:value-type="float" office:value="327.615476505109">
            <text:p>327,615</text:p>
          </table:table-cell>
          <table:table-cell table:style-name="ce61" table:formula="of:=CONCATENATE(&quot;0x&quot;;DEC2HEX([.D106];10))" office:value-type="string" office:string-value="0x0000000147">
            <text:p>0x0000000147</text:p>
          </table:table-cell>
          <table:table-cell table:style-name="ce1" office:value-type="string">
            <text:p>h_var10=(h_var9 * h_var7) / 1024</text:p>
          </table:table-cell>
          <table:table-cell table:formula="of:=(UH_16-(DIG_H4*64+DIG_H5 * h_var0 / 16384)) * (DIG_H2*(1 + h_var0*DIG_H6/67108864 * (1+h_var0*DIG_H3/67108864))/65536)" office:value-type="float" office:value="7.39072322156929">
            <text:p>7,3907232216</text:p>
          </table:table-cell>
          <table:table-cell table:number-columns-repeated="1017"/>
        </table:table-row>
        <table:table-row table:style-name="ro6">
          <table:table-cell/>
          <table:table-cell table:style-name="ce20"/>
          <table:table-cell table:style-name="ce29" office:value-type="string">
            <text:p>h_var11=</text:p>
          </table:table-cell>
          <table:table-cell table:style-name="ce49" table:formula="of:=h_var10 * DIG_H1 / 512" office:value-type="float" office:value="47.990548316178">
            <text:p>47,991</text:p>
          </table:table-cell>
          <table:table-cell table:style-name="ce61" table:formula="of:=CONCATENATE(&quot;0x&quot;;DEC2HEX([.D107];10))" office:value-type="string" office:string-value="0x000000002F">
            <text:p>0x000000002F</text:p>
          </table:table-cell>
          <table:table-cell table:style-name="ce1" office:value-type="string">
            <text:p>h_var11=h_var10 * dig_H1 / 512</text:p>
          </table:table-cell>
          <table:table-cell table:number-columns-repeated="1018"/>
        </table:table-row>
        <table:table-row table:style-name="ro6">
          <table:table-cell/>
          <table:table-cell table:style-name="ce20"/>
          <table:table-cell table:style-name="ce29" office:value-type="string">
            <text:p>h_var12=</text:p>
          </table:table-cell>
          <table:table-cell table:style-name="ce49" table:formula="of:=(65536- h_var11) / 64" office:value-type="float" office:value="1023.25014768256">
            <text:p>1 023,250</text:p>
          </table:table-cell>
          <table:table-cell table:style-name="ce61" table:formula="of:=CONCATENATE(&quot;0x&quot;;DEC2HEX([.D108];10))" office:value-type="string" office:string-value="0x00000003FF">
            <text:p>0x00000003FF</text:p>
          </table:table-cell>
          <table:table-cell table:style-name="ce1" office:value-type="string">
            <text:p>h_var12=(65536 - h_var11) / 64</text:p>
          </table:table-cell>
          <table:table-cell table:number-columns-repeated="1018"/>
        </table:table-row>
        <table:table-row table:style-name="ro6">
          <table:table-cell/>
          <table:table-cell table:style-name="ce20"/>
          <table:table-cell table:style-name="ce29" office:value-type="string">
            <text:p>h_var13=</text:p>
          </table:table-cell>
          <table:table-cell table:style-name="ce49" table:formula="of:=(h_var10 * h_var12) / 64" office:value-type="float" office:value="5238.00913620226">
            <text:p>5 238,009</text:p>
          </table:table-cell>
          <table:table-cell table:style-name="ce61" table:formula="of:=CONCATENATE(&quot;0x&quot;;DEC2HEX([.D109];10))" office:value-type="string" office:string-value="0x0000001476">
            <text:p>0x0000001476</text:p>
          </table:table-cell>
          <table:table-cell table:style-name="ce1" office:value-type="string">
            <text:p>h_var13=(h_var10 * h_var12) / 6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style-name="ce29" office:value-type="string">
            <text:p>bme280.H=</text:p>
          </table:table-cell>
          <table:table-cell table:style-name="ce49" table:formula="of:=h_var13" office:value-type="float" office:value="5238.00913620226">
            <text:p>5 238,009</text:p>
          </table:table-cell>
          <table:table-cell table:style-name="ce61" table:formula="of:=CONCATENATE(&quot;0x&quot;;DEC2HEX([.D110];10))" office:value-type="string" office:string-value="0x0000001476">
            <text:p>0x0000001476</text:p>
          </table:table-cell>
          <table:table-cell table:style-name="ce20" office:value-type="string">
            <text:p>o_bme280.H=h_var13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21"/>
          <table:table-cell table:style-name="ce28"/>
          <table:table-cell table:style-name="ce50"/>
          <table:table-cell table:style-name="ce52"/>
          <table:table-cell table:style-name="ce1"/>
          <table:table-cell table:number-columns-repeated="1018"/>
        </table:table-row>
        <table:table-row table:style-name="ro1" table:number-rows-repeated="2">
          <table:table-cell table:style-name="ce4"/>
          <table:table-cell table:style-name="ce21"/>
          <table:table-cell table:style-name="ce28"/>
          <table:table-cell table:style-name="ce51"/>
          <table:table-cell table:style-name="ce52"/>
          <table:table-cell table:style-name="ce1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28"/>
          <table:table-cell table:style-name="ce51"/>
          <table:table-cell table:style-name="ce52"/>
          <table:table-cell table:style-name="ce1"/>
          <table:table-cell table:number-columns-repeated="1018"/>
        </table:table-row>
        <table:table-row table:style-name="ro1" table:number-rows-repeated="2">
          <table:table-cell/>
          <table:table-cell table:style-name="ce4"/>
          <table:table-cell table:style-name="ce28"/>
          <table:table-cell table:style-name="ce52" table:number-columns-repeated="2"/>
          <table:table-cell table:style-name="ce1"/>
          <table:table-cell table:number-columns-repeated="1018"/>
        </table:table-row>
        <table:table-row table:style-name="ro1">
          <table:table-cell/>
          <table:table-cell table:style-name="ce4"/>
          <table:table-cell table:style-name="ce21"/>
          <table:table-cell table:style-name="ce50" table:number-columns-repeated="2"/>
          <table:table-cell table:style-name="ce74"/>
          <table:table-cell table:number-columns-repeated="1018"/>
        </table:table-row>
        <table:table-row table:style-name="ro1">
          <table:table-cell/>
          <table:table-cell table:style-name="ce1"/>
          <table:table-cell table:style-name="ce21" table:number-columns-repeated="2"/>
          <table:table-cell table:style-name="ce64" table:number-columns-repeated="2"/>
          <table:table-cell/>
          <table:table-cell table:style-name="ce77"/>
          <table:table-cell table:number-columns-repeated="1016"/>
        </table:table-row>
        <table:table-row table:style-name="ro1">
          <table:table-cell/>
          <table:table-cell table:style-name="ce1"/>
          <table:table-cell table:style-name="ce21" table:number-columns-repeated="2"/>
          <table:table-cell table:style-name="ce64" table:number-columns-repeated="2"/>
          <table:table-cell table:number-columns-repeated="1018"/>
        </table:table-row>
        <table:table-row table:style-name="ro1" table:number-rows-repeated="2">
          <table:table-cell/>
          <table:table-cell table:style-name="ce3"/>
          <table:table-cell table:style-name="ce21" table:number-columns-repeated="2"/>
          <table:table-cell table:style-name="ce64" table:number-columns-repeated="2"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__B3" table:base-cell-address="$'calculate T, P and H BME280'.$A$1" table:expression="#ref!"/>
        <table:named-expression table:name="__X1" table:base-cell-address="$'calculate T, P and H BME280'.$A$1" table:expression="#ref!"/>
        <table:named-expression table:name="__X2" table:base-cell-address="$'calculate T, P and H BME280'.$A$1" table:expression="#ref!"/>
        <table:named-expression table:name="__X3" table:base-cell-address="$'calculate T, P and H BME280'.$A$1" table:expression="#ref!"/>
        <table:named-expression table:name="_B5" table:base-cell-address="$'calculate T, P and H BME280'.$A$1" table:expression="#ref!"/>
        <table:named-expression table:name="_bbb5" table:base-cell-address="$'calculate T, P and H BME280'.$A$1" table:expression="#ref!"/>
        <table:named-expression table:name="_X1" table:base-cell-address="$'calculate T, P and H BME280'.$A$1" table:expression="#ref!"/>
        <table:named-expression table:name="_X2" table:base-cell-address="$'calculate T, P and H BME280'.$A$1" table:expression="#ref!"/>
        <table:named-expression table:name="_xx1" table:base-cell-address="$'calculate T, P and H BME280'.$A$1" table:expression="#ref!"/>
        <table:named-expression table:name="_xx2" table:base-cell-address="$'calculate T, P and H BME280'.$A$1" table:expression="#ref!"/>
        <table:named-expression table:name="AC1_EEPROM" table:base-cell-address="$'calculate T, P and H BME280'.$A$1" table:expression="#ref!"/>
        <table:named-expression table:name="AC2_EEPROM" table:base-cell-address="$'calculate T, P and H BME280'.$A$1" table:expression="#ref!"/>
        <table:named-expression table:name="AC3_EEPROM" table:base-cell-address="$'calculate T, P and H BME280'.$A$1" table:expression="#ref!"/>
        <table:named-expression table:name="AC4_EEPROM" table:base-cell-address="$'calculate T, P and H BME280'.$A$1" table:expression="#ref!"/>
        <table:named-expression table:name="AC5_EEPROM" table:base-cell-address="$'calculate T, P and H BME280'.$A$1" table:expression="#ref!"/>
        <table:named-expression table:name="AC6_EEPROM" table:base-cell-address="$'calculate T, P and H BME280'.$A$1" table:expression="#ref!"/>
        <table:named-expression table:name="ADC_H" table:base-cell-address="$'calculate T, P and H BME280'.$A$1" table:expression="#ref!"/>
        <table:named-expression table:name="B1_EEPROM" table:base-cell-address="$'calculate T, P and H BME280'.$A$1" table:expression="#ref!"/>
        <table:named-expression table:name="B2_EEPROM" table:base-cell-address="$'calculate T, P and H BME280'.$A$1" table:expression="#ref!"/>
        <table:named-expression table:name="B6_var" table:base-cell-address="$'calculate T, P and H BME280'.$A$1" table:expression="#ref!"/>
        <table:named-expression table:name="Ch" table:base-cell-address="$'calculate T, P and H BME280'.$A$1" table:expression="#ref!"/>
        <table:named-expression table:name="Cint_exact" table:base-cell-address="$'calculate T, P and H BME280'.$A$1" table:expression="#ref!"/>
        <table:named-expression table:name="cword00" table:base-cell-address="$'calculate T, P and H BME280'.$A$1" table:expression="#ref!"/>
        <table:named-range table:name="DIG_H1" table:base-cell-address="$'calculate T, P and H BME280'.$A$1" table:cell-range-address="$'calculate T, P and H BME280'.$D$20"/>
        <table:named-range table:name="DIG_H2" table:base-cell-address="$'calculate T, P and H BME280'.$A$1" table:cell-range-address="$'calculate T, P and H BME280'.$D$21"/>
        <table:named-range table:name="DIG_H3" table:base-cell-address="$'calculate T, P and H BME280'.$A$1" table:cell-range-address="$'calculate T, P and H BME280'.$D$22"/>
        <table:named-range table:name="DIG_H4" table:base-cell-address="$'calculate T, P and H BME280'.$A$1" table:cell-range-address="$'calculate T, P and H BME280'.$D$23"/>
        <table:named-range table:name="DIG_H5" table:base-cell-address="$'calculate T, P and H BME280'.$A$1" table:cell-range-address="$'calculate T, P and H BME280'.$D$24"/>
        <table:named-range table:name="DIG_H6" table:base-cell-address="$'calculate T, P and H BME280'.$A$1" table:cell-range-address="$'calculate T, P and H BME280'.$D$25"/>
        <table:named-range table:name="dig_P1" table:base-cell-address="$'calculate T, P and H BME280'.$A$1" table:cell-range-address="$'calculate T, P and H BME280'.$D$10"/>
        <table:named-range table:name="dig_P2" table:base-cell-address="$'calculate T, P and H BME280'.$A$1" table:cell-range-address="$'calculate T, P and H BME280'.$D$11"/>
        <table:named-range table:name="dig_P3" table:base-cell-address="$'calculate T, P and H BME280'.$A$1" table:cell-range-address="$'calculate T, P and H BME280'.$D$12"/>
        <table:named-range table:name="dig_P4" table:base-cell-address="$'calculate T, P and H BME280'.$A$1" table:cell-range-address="$'calculate T, P and H BME280'.$D$13"/>
        <table:named-range table:name="dig_P5" table:base-cell-address="$'calculate T, P and H BME280'.$A$1" table:cell-range-address="$'calculate T, P and H BME280'.$D$14"/>
        <table:named-range table:name="dig_P6" table:base-cell-address="$'calculate T, P and H BME280'.$A$1" table:cell-range-address="$'calculate T, P and H BME280'.$D$15"/>
        <table:named-range table:name="dig_P7" table:base-cell-address="$'calculate T, P and H BME280'.$A$1" table:cell-range-address="$'calculate T, P and H BME280'.$D$16"/>
        <table:named-range table:name="dig_P8" table:base-cell-address="$'calculate T, P and H BME280'.$A$1" table:cell-range-address="$'calculate T, P and H BME280'.$D$17"/>
        <table:named-range table:name="dig_P9" table:base-cell-address="$'calculate T, P and H BME280'.$A$1" table:cell-range-address="$'calculate T, P and H BME280'.$D$18"/>
        <table:named-range table:name="dig_T1" table:base-cell-address="$'calculate T, P and H BME280'.$A$1" table:cell-range-address="$'calculate T, P and H BME280'.$D$6"/>
        <table:named-range table:name="dig_T2" table:base-cell-address="$'calculate T, P and H BME280'.$A$1" table:cell-range-address="$'calculate T, P and H BME280'.$D$7"/>
        <table:named-range table:name="dig_T3" table:base-cell-address="$'calculate T, P and H BME280'.$A$1" table:cell-range-address="$'calculate T, P and H BME280'.$D$8"/>
        <table:named-expression table:name="edde" table:base-cell-address="$'calculate T, P and H BME280'.$A$1" table:expression="#ref!"/>
        <table:named-expression table:name="hLin" table:base-cell-address="$'calculate T, P and H BME280'.$A$1" table:expression="#ref!"/>
        <table:named-expression table:name="hLin2_h" table:base-cell-address="$'calculate T, P and H BME280'.$A$1" table:expression="#ref!"/>
        <table:named-expression table:name="Hoff" table:base-cell-address="$'calculate T, P and H BME280'.$A$1" table:expression="#ref!"/>
        <table:named-expression table:name="Hsens" table:base-cell-address="$'calculate T, P and H BME280'.$A$1" table:expression="#ref!"/>
        <table:named-expression table:name="MB_EEPROM" table:base-cell-address="$'calculate T, P and H BME280'.$A$1" table:expression="#ref!"/>
        <table:named-expression table:name="MC_EEPROM" table:base-cell-address="$'calculate T, P and H BME280'.$A$1" table:expression="#ref!"/>
        <table:named-expression table:name="MD_EEPROM" table:base-cell-address="$'calculate T, P and H BME280'.$A$1" table:expression="#ref!"/>
        <table:named-expression table:name="n_samples" table:base-cell-address="$'calculate T, P and H BME280'.$A$1" table:expression="#ref!"/>
        <table:named-expression table:name="O" table:base-cell-address="$'calculate T, P and H BME280'.$A$1" table:expression="#ref!"/>
        <table:named-expression table:name="O_h" table:base-cell-address="$'calculate T, P and H BME280'.$A$1" table:expression="#ref!"/>
        <table:named-expression table:name="osrs" table:base-cell-address="$'calculate T, P and H BME280'.$A$1" table:expression="#ref!"/>
        <table:named-expression table:name="oss" table:base-cell-address="$'calculate T, P and H BME280'.$A$1" table:expression="#ref!"/>
        <table:named-expression table:name="par_b" table:base-cell-address="$'calculate T, P and H BME280'.$A$1" table:expression="#ref!"/>
        <table:named-expression table:name="par_c" table:base-cell-address="$'calculate T, P and H BME280'.$A$1" table:expression="#ref!"/>
        <table:named-expression table:name="par_d" table:base-cell-address="$'calculate T, P and H BME280'.$A$1" table:expression="#ref!"/>
        <table:named-expression table:name="Rnull" table:base-cell-address="$'calculate T, P and H BME280'.$A$1" table:expression=""/>
        <table:named-expression table:name="S_h" table:base-cell-address="$'calculate T, P and H BME280'.$A$1" table:expression="#ref!"/>
        <table:named-expression table:name="sdsd" table:base-cell-address="$'calculate T, P and H BME280'.$A$1" table:expression="#ref!"/>
        <table:named-expression table:name="Sens" table:base-cell-address="$'calculate T, P and H BME280'.$A$1" table:expression="#ref!"/>
        <table:named-expression table:name="t_asic" table:base-cell-address="$'calculate T, P and H BME280'.$A$1" table:expression="#ref!"/>
        <table:named-range table:name="t_fine" table:base-cell-address="$'calculate T, P and H BME280'.$A$1" table:cell-range-address="$'calculate T, P and H BME280'.$D$37"/>
        <table:named-expression table:name="t_sens" table:base-cell-address="$'calculate T, P and H BME280'.$A$1" table:expression="#ref!"/>
        <table:named-expression table:name="TC1O" table:base-cell-address="$'calculate T, P and H BME280'.$A$1" table:expression="#ref!"/>
        <table:named-expression table:name="TC1O_h" table:base-cell-address="$'calculate T, P and H BME280'.$A$1" table:expression="#ref!"/>
        <table:named-expression table:name="TC1S" table:base-cell-address="$'calculate T, P and H BME280'.$A$1" table:expression="#ref!"/>
        <table:named-expression table:name="TC1S_h" table:base-cell-address="$'calculate T, P and H BME280'.$A$1" table:expression="#ref!"/>
        <table:named-expression table:name="TC2S" table:base-cell-address="$'calculate T, P and H BME280'.$A$1" table:expression="#ref!"/>
        <table:named-expression table:name="TC2S_h" table:base-cell-address="$'calculate T, P and H BME280'.$A$1" table:expression="#ref!"/>
        <table:named-expression table:name="TK1R" table:base-cell-address="$'calculate T, P and H BME280'.$A$1" table:expression="#ref!"/>
        <table:named-range table:name="UH_16" table:base-cell-address="$'calculate T, P and H BME280'.$A$1" table:cell-range-address="$'calculate T, P and H BME280'.$D$31"/>
        <table:named-range table:name="UP_20" table:base-cell-address="$'calculate T, P and H BME280'.$A$1" table:cell-range-address="$'calculate T, P and H BME280'.$D$30"/>
        <table:named-expression table:name="UPtot" table:base-cell-address="$'calculate T, P and H BME280'.$A$1" table:expression="#ref!"/>
        <table:named-expression table:name="UT" table:base-cell-address="$'calculate T, P and H BME280'.$A$1" table:expression="#ref!"/>
        <table:named-range table:name="UT_20" table:base-cell-address="$'calculate T, P and H BME280'.$A$1" table:cell-range-address="$'calculate T, P and H BME280'.$D$29"/>
        <table:named-expression table:name="UT_new" table:base-cell-address="$'calculate T, P and H BME280'.$A$1" table:expression="'calculate t, p and h bme280'!#ref!"/>
        <table:named-expression table:name="var_a" table:base-cell-address="$'calculate T, P and H BME280'.$A$1" table:expression="#ref!"/>
        <table:named-expression table:name="var_b" table:base-cell-address="$'calculate T, P and H BME280'.$A$1" table:expression="#ref!"/>
        <table:named-expression table:name="var_c" table:base-cell-address="$'calculate T, P and H BME280'.$A$1" table:expression="#ref!"/>
        <table:named-range table:name="p_var0" table:base-cell-address="$'calculate T, P and H BME280'.$D$66" table:cell-range-address="$'calculate T, P and H BME280'.$D$66"/>
        <table:named-range table:name="p_var1" table:base-cell-address="$'calculate T, P and H BME280'.$D$67" table:cell-range-address="$'calculate T, P and H BME280'.$D$67"/>
        <table:named-range table:name="p_var3" table:base-cell-address="$'calculate T, P and H BME280'.$D$69" table:cell-range-address="$'calculate T, P and H BME280'.$D$69"/>
        <table:named-range table:name="p_var2" table:base-cell-address="$'calculate T, P and H BME280'.$D$68" table:cell-range-address="$'calculate T, P and H BME280'.$D$68"/>
        <table:named-range table:name="p_var4" table:base-cell-address="$'calculate T, P and H BME280'.$D$70" table:cell-range-address="$'calculate T, P and H BME280'.$D$70"/>
        <table:named-range table:name="p_var5" table:base-cell-address="$'calculate T, P and H BME280'.$D$71" table:cell-range-address="$'calculate T, P and H BME280'.$D$71"/>
        <table:named-range table:name="p_var6" table:base-cell-address="$'calculate T, P and H BME280'.$D$72" table:cell-range-address="$'calculate T, P and H BME280'.$D$72"/>
        <table:named-range table:name="p_var7" table:base-cell-address="$'calculate T, P and H BME280'.$D$73" table:cell-range-address="$'calculate T, P and H BME280'.$D$73"/>
        <table:named-range table:name="p_var8" table:base-cell-address="$'calculate T, P and H BME280'.$D$74" table:cell-range-address="$'calculate T, P and H BME280'.$D$74"/>
        <table:named-range table:name="p_var9" table:base-cell-address="$'calculate T, P and H BME280'.$D$75" table:cell-range-address="$'calculate T, P and H BME280'.$D$75"/>
        <table:named-range table:name="p_var10" table:base-cell-address="$'calculate T, P and H BME280'.$D$76" table:cell-range-address="$'calculate T, P and H BME280'.$D$76"/>
        <table:named-range table:name="p_var11" table:base-cell-address="$'calculate T, P and H BME280'.$D$77" table:cell-range-address="$'calculate T, P and H BME280'.$D$77"/>
        <table:named-range table:name="p_var12" table:base-cell-address="$'calculate T, P and H BME280'.$D$78" table:cell-range-address="$'calculate T, P and H BME280'.$D$78"/>
        <table:named-range table:name="p_var13" table:base-cell-address="$'calculate T, P and H BME280'.$D$79" table:cell-range-address="$'calculate T, P and H BME280'.$D$79"/>
        <table:named-range table:name="p_var14" table:base-cell-address="$'calculate T, P and H BME280'.$D$80" table:cell-range-address="$'calculate T, P and H BME280'.$D$80"/>
        <table:named-range table:name="p_var15" table:base-cell-address="$'calculate T, P and H BME280'.$D$81" table:cell-range-address="$'calculate T, P and H BME280'.$D$81"/>
        <table:named-range table:name="p_var16" table:base-cell-address="$'calculate T, P and H BME280'.$D$82" table:cell-range-address="$'calculate T, P and H BME280'.$D$82"/>
        <table:named-range table:name="p_var17" table:base-cell-address="$'calculate T, P and H BME280'.$D$83" table:cell-range-address="$'calculate T, P and H BME280'.$D$83"/>
        <table:named-range table:name="p_var18" table:base-cell-address="$'calculate T, P and H BME280'.$D$84" table:cell-range-address="$'calculate T, P and H BME280'.$D$84"/>
        <table:named-range table:name="p_var19" table:base-cell-address="$'calculate T, P and H BME280'.$D$85" table:cell-range-address="$'calculate T, P and H BME280'.$D$85"/>
        <table:named-range table:name="o_bme280_P" table:base-cell-address="$'calculate T, P and H BME280'.$D$86" table:cell-range-address="$'calculate T, P and H BME280'.$D$86"/>
        <table:named-range table:name="t_var0" table:base-cell-address="$'calculate T, P and H BME280'.$D$42" table:cell-range-address="$'calculate T, P and H BME280'.$D$42"/>
        <table:named-range table:name="t_var1" table:base-cell-address="$'calculate T, P and H BME280'.$D$43" table:cell-range-address="$'calculate T, P and H BME280'.$D$43"/>
        <table:named-range table:name="t_var2" table:base-cell-address="$'calculate T, P and H BME280'.$D$44" table:cell-range-address="$'calculate T, P and H BME280'.$D$44"/>
        <table:named-range table:name="t_var3" table:base-cell-address="$'calculate T, P and H BME280'.$D$45" table:cell-range-address="$'calculate T, P and H BME280'.$D$45"/>
        <table:named-range table:name="t_var4" table:base-cell-address="$'calculate T, P and H BME280'.$D$46" table:cell-range-address="$'calculate T, P and H BME280'.$D$46"/>
        <table:named-range table:name="tfine" table:base-cell-address="$'calculate T, P and H BME280'.$D$37" table:cell-range-address="$'calculate T, P and H BME280'.$D$37"/>
        <table:named-range table:name="h_var0" table:base-cell-address="$'calculate T, P and H BME280'.$D$95" table:cell-range-address="$'calculate T, P and H BME280'.$D$96"/>
        <table:named-range table:name="h_var1" table:base-cell-address="$'calculate T, P and H BME280'.$D$96" table:cell-range-address="$'calculate T, P and H BME280'.$D$97"/>
        <table:named-range table:name="h_var2" table:base-cell-address="$'calculate T, P and H BME280'.$D$97" table:cell-range-address="$'calculate T, P and H BME280'.$D$98"/>
        <table:named-range table:name="h_var3" table:base-cell-address="$'calculate T, P and H BME280'.$D$98" table:cell-range-address="$'calculate T, P and H BME280'.$D$99"/>
        <table:named-range table:name="h_var4" table:base-cell-address="$'calculate T, P and H BME280'.$D$100" table:cell-range-address="$'calculate T, P and H BME280'.$D$100"/>
        <table:named-range table:name="h_var5" table:base-cell-address="$'calculate T, P and H BME280'.$D$101" table:cell-range-address="$'calculate T, P and H BME280'.$D$101"/>
        <table:named-range table:name="h_var6" table:base-cell-address="$'calculate T, P and H BME280'.$D$102" table:cell-range-address="$'calculate T, P and H BME280'.$D$102"/>
        <table:named-range table:name="h_var7" table:base-cell-address="$'calculate T, P and H BME280'.$D$103" table:cell-range-address="$'calculate T, P and H BME280'.$D$103"/>
        <table:named-expression table:name="h_var15" table:base-cell-address="$'calculate T, P and H BME280'.$D$110" table:expression="$'calculate t, p and h bme280'.$d$#ссыл!"/>
        <table:named-expression table:name="h_var14" table:base-cell-address="$'calculate T, P and H BME280'.$D$109" table:expression="$'calculate t, p and h bme280'.$d$#ссыл!"/>
        <table:named-range table:name="h_var13" table:base-cell-address="$'calculate T, P and H BME280'.$D$108" table:cell-range-address="$'calculate T, P and H BME280'.$D$109"/>
        <table:named-range table:name="h_var12" table:base-cell-address="$'calculate T, P and H BME280'.$D$107" table:cell-range-address="$'calculate T, P and H BME280'.$D$108"/>
        <table:named-range table:name="h_var11" table:base-cell-address="$'calculate T, P and H BME280'.$D$106" table:cell-range-address="$'calculate T, P and H BME280'.$D$107"/>
        <table:named-range table:name="h_var10" table:base-cell-address="$'calculate T, P and H BME280'.$D$105" table:cell-range-address="$'calculate T, P and H BME280'.$D$106"/>
        <table:named-range table:name="h_var9" table:base-cell-address="$'calculate T, P and H BME280'.$D$105" table:cell-range-address="$'calculate T, P and H BME280'.$D$105"/>
        <table:named-range table:name="h_var8" table:base-cell-address="$'calculate T, P and H BME280'.$D$104" table:cell-range-address="$'calculate T, P and H BME280'.$D$104"/>
        <table:named-range table:name="ccc" table:base-cell-address="$'calculate T, P and H BME280'.$D$100" table:cell-range-address="$'calculate T, P and H BME280'.$D$10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Courier New1" svg:font-family="'Courier New'" style:font-family-generic="moder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5" number:language="ru" number:country="RU">
      <number:number number:decimal-places="3" number:min-integer-digits="1"/>
    </number:number-style>
    <number:number-style style:name="N8146" number:language="ru" number:country="RU">
      <number:number number:decimal-places="3" number:min-integer-digits="1" number:grouping="true"/>
    </number:number-style>
    <number:number-style style:name="N8147P0" style:volatile="true" number:language="ru" number:country="RU">
      <number:number number:decimal-places="3" number:min-integer-digits="1" number:grouping="true"/>
    </number:number-style>
    <number:number-style style:name="N8147" number:language="ru" number:country="RU">
      <style:text-properties fo:color="#ff0000"/>
      <number:text>-</number:text>
      <number:number number:decimal-places="3" number:min-integer-digits="1" number:grouping="true"/>
      <style:map style:condition="value()&gt;=0" style:apply-style-name="N8147P0"/>
    </number:number-style>
    <number:number-style style:name="N8148P0" style:volatile="true" number:language="ru" number:country="RU">
      <number:number number:decimal-places="3" number:min-integer-digits="1"/>
    </number:number-style>
    <number:number-style style:name="N8148" number:language="ru" number:country="RU">
      <style:text-properties fo:color="#ff0000"/>
      <number:text>-</number:text>
      <number:number number:decimal-places="3" number:min-integer-digits="1"/>
      <style:map style:condition="value()&gt;=0" style:apply-style-name="N8148P0"/>
    </number:number-style>
    <number:number-style style:name="N8149P0" style:volatile="true" number:language="ru" number:country="RU">
      <number:number number:decimal-places="0" number:min-integer-digits="1" number:grouping="true"/>
    </number:number-style>
    <number:number-style style:name="N8149" number:language="ru" number:country="RU">
      <style:text-properties fo:color="#ff0000"/>
      <number:text>-</number:text>
      <number:number number:decimal-places="0" number:min-integer-digits="1" number:grouping="true"/>
      <style:map style:condition="value()&gt;=0" style:apply-style-name="N8149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7cm" fo:margin-left="2cm" fo:margin-right="0.801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4">24.11.2023</text:date>, <text:time>20:35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calculate_20_T_2c__20_P_20_and_20_H_20_BME280" style:display-name="PageStyle_calculate T, P and H BME28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4T20:35:21.89</dc:date>
    <dc:creator>Oleg Starokaznikov</dc:creator>
    <meta:generator>OpenOffice/4.1.14$Win32 OpenOffice.org_project/4114m1$Build-9811</meta:generator>
    <meta:editing-duration>P2DT18H40M59S</meta:editing-duration>
    <meta:editing-cycles>35</meta:editing-cycles>
    <meta:document-statistic meta:table-count="1" meta:cell-count="392" meta:object-count="0"/>
  </office:meta>
</office:document-meta>
</file>